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Neutral" style:base-cell-address="Set1_p1.D2"/>
      <style:map style:condition="cell-content()&lt;0" style:apply-style-name="Bad" style:base-cell-address="Set1_p1.D2"/>
      <style:map style:condition="cell-content()&gt;0" style:apply-style-name="Good" style:base-cell-address="Set1_p1.D2"/>
    </style:style>
    <style:style style:name="ce2" style:family="table-cell" style:parent-style-name="Default">
      <style:map style:condition="cell-content()=0" style:apply-style-name="Neutral" style:base-cell-address="Set1_p2.D2"/>
      <style:map style:condition="cell-content()&lt;0" style:apply-style-name="Bad" style:base-cell-address="Set1_p2.D2"/>
      <style:map style:condition="cell-content()&gt;0" style:apply-style-name="Good" style:base-cell-address="Set1_p2.D2"/>
    </style:style>
    <style:style style:name="ce3" style:family="table-cell" style:parent-style-name="Default">
      <style:map style:condition="cell-content()=0" style:apply-style-name="Neutral" style:base-cell-address="Set2_p1.D2"/>
      <style:map style:condition="cell-content()&lt;0" style:apply-style-name="Bad" style:base-cell-address="Set2_p1.D2"/>
      <style:map style:condition="cell-content()&gt;0" style:apply-style-name="Good" style:base-cell-address="Set2_p1.D2"/>
    </style:style>
    <style:style style:name="ce4" style:family="table-cell" style:parent-style-name="Default">
      <style:map style:condition="cell-content()=0" style:apply-style-name="Neutral" style:base-cell-address="Set2_p2.D2"/>
      <style:map style:condition="cell-content()&lt;0" style:apply-style-name="Bad" style:base-cell-address="Set2_p2.D2"/>
      <style:map style:condition="cell-content()&gt;0" style:apply-style-name="Good" style:base-cell-address="Set2_p2.D2"/>
    </style:style>
  </office:automatic-styles>
  <office:body>
    <office:spreadsheet>
      <table:calculation-settings table:automatic-find-labels="false" table:use-regular-expressions="false" table:use-wildcards="true"/>
      <table:table table:name="Set1_p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([.I2]-[.H2])/[.H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([.I3]-[.H3])/[.H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I4]-[.H4])/[.H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([.I5]-[.H5])/[.H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I6]-[.H6])/[.H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([.I7]-[.H7])/[.H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I8]-[.H8])/[.H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I9]-[.H9])/[.H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([.I10]-[.H10])/[.H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([.I11]-[.H11])/[.H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([.I12]-[.H12])/[.H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([.I13]-[.H13])/[.H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([.I14]-[.H14])/[.H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([.I15]-[.H15])/[.H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([.I16]-[.H16])/[.H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I17]-[.H17])/[.H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I18]-[.H18])/[.H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I19]-[.H19])/[.H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I20]-[.H20])/[.H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([.I21]-[.H21])/[.H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I22]-[.H22])/[.H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([.I23]-[.H23])/[.H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formula="of:=([.I24]-[.H24])/[.H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([.I25]-[.H25])/[.H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u15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([.C26]-[.B26])/[.B26]" office:value-type="float" office:value="-0.025" calcext:value-type="float">
            <text:p>-0.02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([.F26]-[.E26])/[.E26]" office:value-type="float" office:value="-0.0138888888888889" calcext:value-type="float">
            <text:p>-0.0138888888888889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([.I26]-[.H26])/[.H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([.I27]-[.H27])/[.H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d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28]-[.B28])/[.B28]" office:value-type="string" office:string-value="" calcext:value-type="error">
            <text:p>#VALUE!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[.F28]-[.E28])/[.E28]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([.I28]-[.H28])/[.H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([.I29]-[.H29])/[.H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  <table:table-cell table:formula="of:=([.I30]-[.H30])/[.H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I31]-[.H31])/[.H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([.I32]-[.H32])/[.H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[.C33]-[.B33])/[.B33]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([.F33]-[.E33])/[.E33]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([.I33]-[.H33])/[.H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166" calcext:value-type="float">
            <text:p>166</text:p>
          </table:table-cell>
          <table:table-cell table:formula="of:=([.I34]-[.H34])/[.H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table:formula="of:=([.I35]-[.H35])/[.H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a280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C36]-[.B36])/[.B36]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table:formula="of:=([.F36]-[.E36])/[.E36]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  <table:table-cell table:formula="of:=([.I36]-[.H36])/[.H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  <table:table-cell table:formula="of:=([.I37]-[.H37])/[.H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  <table:table-cell table:formula="of:=([.F38]-[.E38])/[.E38]" office:value-type="float" office:value="0" calcext:value-type="float">
            <text:p>0</text:p>
          </table:table-cell>
          <table:table-cell table:number-columns-repeated="2" office:value-type="float" office:value="249" calcext:value-type="float">
            <text:p>249</text:p>
          </table:table-cell>
          <table:table-cell table:formula="of:=([.I38]-[.H38])/[.H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rd400</text:p>
          </table:table-cell>
          <table:table-cell table:number-columns-repeated="2" office:value-type="float" office:value="188" calcext:value-type="float">
            <text:p>188</text:p>
          </table:table-cell>
          <table:table-cell table:formula="of:=([.C39]-[.B39])/[.B39]" office:value-type="float" office:value="0" calcext:value-type="float">
            <text:p>0</text:p>
          </table:table-cell>
          <table:table-cell table:number-columns-repeated="2" office:value-type="float" office:value="274" calcext:value-type="float">
            <text:p>274</text:p>
          </table:table-cell>
          <table:table-cell table:formula="of:=([.F39]-[.E39])/[.E39]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table:formula="of:=([.I39]-[.H39])/[.H39]" office:value-type="float" office:value="-0.0056980056980057" calcext:value-type="float">
            <text:p>-0.0056980056980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194" calcext:value-type="float">
            <text:p>194</text:p>
          </table:table-cell>
          <table:table-cell table:formula="of:=([.C40]-[.B40])/[.B40]" office:value-type="float" office:value="0" calcext:value-type="float">
            <text:p>0</text:p>
          </table:table-cell>
          <table:table-cell table:number-columns-repeated="2" office:value-type="float" office:value="235" calcext:value-type="float">
            <text:p>235</text:p>
          </table:table-cell>
          <table:table-cell table:formula="of:=([.F40]-[.E40])/[.E40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table:formula="of:=([.I40]-[.H40])/[.H40]" office:value-type="float" office:value="-0.0153256704980843" calcext:value-type="float">
            <text:p>-0.0153256704980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pr439</text:p>
          </table:table-cell>
          <table:table-cell table:number-columns-repeated="2" office:value-type="float" office:value="170" calcext:value-type="float">
            <text:p>170</text:p>
          </table:table-cell>
          <table:table-cell table:formula="of:=([.C41]-[.B41])/[.B41]"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  <table:table-cell table:formula="of:=([.F41]-[.E41])/[.E41]" office:value-type="float" office:value="0" calcext:value-type="float">
            <text:p>0</text:p>
          </table:table-cell>
          <table:table-cell table:number-columns-repeated="2" office:value-type="float" office:value="409" calcext:value-type="float">
            <text:p>409</text:p>
          </table:table-cell>
          <table:table-cell table:formula="of:=([.I41]-[.H41])/[.H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140" calcext:value-type="float">
            <text:p>140</text:p>
          </table:table-cell>
          <table:table-cell table:formula="of:=([.C42]-[.B42])/[.B42]" office:value-type="float" office:value="0" calcext:value-type="float">
            <text:p>0</text:p>
          </table:table-cell>
          <table:table-cell table:number-columns-repeated="2" office:value-type="float" office:value="268" calcext:value-type="float">
            <text:p>268</text:p>
          </table:table-cell>
          <table:table-cell table:formula="of:=([.F42]-[.E42])/[.E42]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  <table:table-cell table:formula="of:=([.I42]-[.H42])/[.H42]" office:value-type="float" office:value="-0.00557103064066852" calcext:value-type="float">
            <text:p>-0.00557103064066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d49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3]-[.B43])/[.B43]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([.F43]-[.E43])/[.E43]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formula="of:=([.I43]-[.H43])/[.H43]" office:value-type="float" office:value="0.00278551532033426" calcext:value-type="float">
            <text:p>0.00278551532033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5rat575</text:p>
          </table:table-cell>
          <table:table-cell table:number-columns-repeated="2" office:value-type="float" office:value="190" calcext:value-type="float">
            <text:p>190</text:p>
          </table:table-cell>
          <table:table-cell table:formula="of:=([.C44]-[.B44])/[.B44]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table:formula="of:=([.F44]-[.E44])/[.E44]" office:value-type="float" office:value="-0.00319488817891374" calcext:value-type="float">
            <text:p>-0.00319488817891374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formula="of:=([.I44]-[.H44])/[.H44]" office:value-type="float" office:value="0.00234192037470726" calcext:value-type="float">
            <text:p>0.00234192037470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5u574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([.C45]-[.B45])/[.B45]" office:value-type="float" office:value="0" calcext:value-type="float">
            <text:p>0</text:p>
          </table:table-cell>
          <table:table-cell table:number-columns-repeated="2" office:value-type="float" office:value="324" calcext:value-type="float">
            <text:p>324</text:p>
          </table:table-cell>
          <table:table-cell table:formula="of:=([.F45]-[.E45])/[.E45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table:formula="of:=([.I45]-[.H45])/[.H45]" office:value-type="float" office:value="-0.00209643605870021" calcext:value-type="float">
            <text:p>-0.00209643605870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165" calcext:value-type="float">
            <text:p>165</text:p>
          </table:table-cell>
          <table:table-cell table:formula="of:=([.C46]-[.B46])/[.B46]" office:value-type="float" office:value="0" calcext:value-type="float">
            <text:p>0</text:p>
          </table:table-cell>
          <table:table-cell table:number-columns-repeated="2" office:value-type="float" office:value="325" calcext:value-type="float">
            <text:p>325</text:p>
          </table:table-cell>
          <table:table-cell table:formula="of:=([.F46]-[.E46])/[.E46]" office:value-type="float" office:value="0" calcext:value-type="float">
            <text:p>0</text:p>
          </table:table-cell>
          <table:table-cell table:number-columns-repeated="2" office:value-type="float" office:value="460" calcext:value-type="float">
            <text:p>460</text:p>
          </table:table-cell>
          <table:table-cell table:formula="of:=([.I46]-[.H46])/[.H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([.C47]-[.B47])/[.B47]" office:value-type="float" office:value="0" calcext:value-type="float">
            <text:p>0</text:p>
          </table:table-cell>
          <table:table-cell table:number-columns-repeated="2" office:value-type="float" office:value="308" calcext:value-type="float">
            <text:p>308</text:p>
          </table:table-cell>
          <table:table-cell table:formula="of:=([.F47]-[.E47])/[.E47]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table:formula="of:=([.I47]-[.H47])/[.H47]" office:value-type="float" office:value="-0.00409836065573771" calcext:value-type="float">
            <text:p>-0.00409836065573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5u72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([.C48]-[.B48])/[.B48]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94" calcext:value-type="float">
            <text:p>394</text:p>
          </table:table-cell>
          <table:table-cell table:formula="of:=([.F48]-[.E48])/[.E48]" office:value-type="float" office:value="-0.012531328320802" calcext:value-type="float">
            <text:p>-0.012531328320802</text:p>
          </table:table-cell>
          <table:table-cell office:value-type="float" office:value="571" calcext:value-type="float">
            <text:p>571</text:p>
          </table:table-cell>
          <table:table-cell office:value-type="float" office:value="569" calcext:value-type="float">
            <text:p>569</text:p>
          </table:table-cell>
          <table:table-cell table:formula="of:=([.I48]-[.H48])/[.H48]" office:value-type="float" office:value="-0.00350262697022767" calcext:value-type="float">
            <text:p>-0.00350262697022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7rat783</text:p>
          </table:table-cell>
          <table:table-cell table:number-columns-repeated="2" office:value-type="float" office:value="273" calcext:value-type="float">
            <text:p>273</text:p>
          </table:table-cell>
          <table:table-cell table:formula="of:=([.C49]-[.B49])/[.B49]" office:value-type="float" office:value="0" calcext:value-type="float">
            <text:p>0</text:p>
          </table:table-cell>
          <table:table-cell table:number-columns-repeated="2" office:value-type="float" office:value="441" calcext:value-type="float">
            <text:p>441</text:p>
          </table:table-cell>
          <table:table-cell table:formula="of:=([.F49]-[.E49])/[.E49]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604" calcext:value-type="float">
            <text:p>604</text:p>
          </table:table-cell>
          <table:table-cell table:formula="of:=([.I49]-[.H49])/[.H49]" office:value-type="float" office:value="-0.0210696920583468" calcext:value-type="float">
            <text:p>-0.0210696920583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([.C50]-[.B50])/[.B50]" office:value-type="float" office:value="-0.005" calcext:value-type="float">
            <text:p>-0.005</text:p>
          </table:table-cell>
          <table:table-cell office:value-type="float" office:value="659" calcext:value-type="float">
            <text:p>659</text:p>
          </table:table-cell>
          <table:table-cell office:value-type="float" office:value="653" calcext:value-type="float">
            <text:p>653</text:p>
          </table:table-cell>
          <table:table-cell table:formula="of:=([.F50]-[.E50])/[.E50]" office:value-type="float" office:value="-0.00910470409711684" calcext:value-type="float">
            <text:p>-0.00910470409711684</text:p>
          </table:table-cell>
          <table:table-cell office:value-type="float" office:value="872" calcext:value-type="float">
            <text:p>872</text:p>
          </table:table-cell>
          <table:table-cell office:value-type="float" office:value="848" calcext:value-type="float">
            <text:p>848</text:p>
          </table:table-cell>
          <table:table-cell table:formula="of:=([.I50]-[.H50])/[.H50]" office:value-type="float" office:value="-0.0275229357798165" calcext:value-type="float">
            <text:p>-0.0275229357798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479" calcext:value-type="float">
            <text:p>479</text:p>
          </table:table-cell>
          <table:table-cell office:value-type="float" office:value="476" calcext:value-type="float">
            <text:p>476</text:p>
          </table:table-cell>
          <table:table-cell table:formula="of:=([.C51]-[.B51])/[.B51]" office:value-type="float" office:value="-0.00626304801670146" calcext:value-type="float">
            <text:p>-0.00626304801670146</text:p>
          </table:table-cell>
          <table:table-cell office:value-type="float" office:value="704" calcext:value-type="float">
            <text:p>704</text:p>
          </table:table-cell>
          <table:table-cell office:value-type="float" office:value="681" calcext:value-type="float">
            <text:p>681</text:p>
          </table:table-cell>
          <table:table-cell table:formula="of:=([.F51]-[.E51])/[.E51]" office:value-type="float" office:value="-0.0326704545454545" calcext:value-type="float">
            <text:p>-0.0326704545454545</text:p>
          </table:table-cell>
          <table:table-cell office:value-type="float" office:value="965" calcext:value-type="float">
            <text:p>965</text:p>
          </table:table-cell>
          <table:table-cell office:value-type="float" office:value="942" calcext:value-type="float">
            <text:p>942</text:p>
          </table:table-cell>
          <table:table-cell table:formula="of:=([.I51]-[.H51])/[.H51]" office:value-type="float" office:value="-0.0238341968911917" calcext:value-type="float">
            <text:p>-0.0238341968911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table:formula="of:=([.C52]-[.B52])/[.B52]" office:value-type="float" office:value="-0.00869565217391304" calcext:value-type="float">
            <text:p>-0.00869565217391304</text:p>
          </table:table-cell>
          <table:table-cell office:value-type="float" office:value="817" calcext:value-type="float">
            <text:p>817</text:p>
          </table:table-cell>
          <table:table-cell office:value-type="float" office:value="800" calcext:value-type="float">
            <text:p>800</text:p>
          </table:table-cell>
          <table:table-cell table:formula="of:=([.F52]-[.E52])/[.E52]" office:value-type="float" office:value="-0.0208078335373317" calcext:value-type="float">
            <text:p>-0.0208078335373317</text:p>
          </table:table-cell>
          <table:table-cell office:value-type="float" office:value="992" calcext:value-type="float">
            <text:p>992</text:p>
          </table:table-cell>
          <table:table-cell office:value-type="float" office:value="975" calcext:value-type="float">
            <text:p>975</text:p>
          </table:table-cell>
          <table:table-cell table:formula="of:=([.I52]-[.H52])/[.H52]" office:value-type="float" office:value="-0.0171370967741935" calcext:value-type="float">
            <text:p>-0.0171370967741935</text:p>
          </table:table-cell>
          <table:table-cell table:number-columns-repeated="7"/>
        </table:table-row>
        <calcext:conditional-formats>
          <calcext:conditional-format calcext:target-range-address="Set1_p1.D2:Set1_p1.D52 Set1_p1.G2:Set1_p1.G52 Set1_p1.J2:Set1_p1.J52">
            <calcext:condition calcext:apply-style-name="Neutral" calcext:value="=0" calcext:base-cell-address="Set1_p1.D2"/>
            <calcext:condition calcext:apply-style-name="Bad" calcext:value="&lt;0" calcext:base-cell-address="Set1_p1.D2"/>
            <calcext:condition calcext:apply-style-name="Good" calcext:value="&gt;0" calcext:base-cell-address="Set1_p1.D2"/>
          </calcext:conditional-format>
        </calcext:conditional-formats>
      </table:table>
      <table:table table:name="Set1_p2" table:style-name="ta1"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1829" calcext:value-type="float">
            <text:p>1829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2023" calcext:value-type="float">
            <text:p>2023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2046" calcext:value-type="float">
            <text:p>2046</text:p>
          </table:table-cell>
          <table:table-cell table:formula="of:=([.I2]-[.H2])/[.H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1279" calcext:value-type="float">
            <text:p>1279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1466" calcext:value-type="float">
            <text:p>1466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formula="of:=([.I3]-[.H3])/[.H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877" calcext:value-type="float">
            <text:p>877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1672" calcext:value-type="float">
            <text:p>1672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2213" calcext:value-type="float">
            <text:p>2213</text:p>
          </table:table-cell>
          <table:table-cell table:formula="of:=([.I4]-[.H4])/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1845" calcext:value-type="float">
            <text:p>1845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2494" calcext:value-type="float">
            <text:p>2494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2787" calcext:value-type="float">
            <text:p>2787</text:p>
          </table:table-cell>
          <table:table-cell table:formula="of:=([.I5]-[.H5])/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1285" calcext:value-type="float">
            <text:p>1285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2022" calcext:value-type="float">
            <text:p>2022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3083" calcext:value-type="float">
            <text:p>3083</text:p>
          </table:table-cell>
          <table:table-cell table:formula="of:=([.I6]-[.H6])/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1530" calcext:value-type="float">
            <text:p>1530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2739" calcext:value-type="float">
            <text:p>2739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3569" calcext:value-type="float">
            <text:p>3569</text:p>
          </table:table-cell>
          <table:table-cell table:formula="of:=([.I7]-[.H7])/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1927" calcext:value-type="float">
            <text:p>1927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2738" calcext:value-type="float">
            <text:p>2738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3203" calcext:value-type="float">
            <text:p>3203</text:p>
          </table:table-cell>
          <table:table-cell table:formula="of:=([.I8]-[.H8])/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760" calcext:value-type="float">
            <text:p>760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2272" calcext:value-type="float">
            <text:p>2272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3203" calcext:value-type="float">
            <text:p>3203</text:p>
          </table:table-cell>
          <table:table-cell table:formula="of:=([.I9]-[.H9])/[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1293" calcext:value-type="float">
            <text:p>1293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2070" calcext:value-type="float">
            <text:p>2070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2554" calcext:value-type="float">
            <text:p>2554</text:p>
          </table:table-cell>
          <table:table-cell table:formula="of:=([.I10]-[.H10])/[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1959" calcext:value-type="float">
            <text:p>1959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2554" calcext:value-type="float">
            <text:p>2554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2756" calcext:value-type="float">
            <text:p>2756</text:p>
          </table:table-cell>
          <table:table-cell table:formula="of:=([.I11]-[.H11])/[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591" calcext:value-type="float">
            <text:p>591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1470" calcext:value-type="float">
            <text:p>1470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2382" calcext:value-type="float">
            <text:p>2382</text:p>
          </table:table-cell>
          <table:table-cell table:formula="of:=([.I12]-[.H12])/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1695" calcext:value-type="float">
            <text:p>1695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2178" calcext:value-type="float">
            <text:p>2178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3388" calcext:value-type="float">
            <text:p>3388</text:p>
          </table:table-cell>
          <table:table-cell table:formula="of:=([.I13]-[.H13])/[.H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2111" calcext:value-type="float">
            <text:p>2111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3375" calcext:value-type="float">
            <text:p>3375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4246" calcext:value-type="float">
            <text:p>4246</text:p>
          </table:table-cell>
          <table:table-cell table:formula="of:=([.I14]-[.H14])/[.H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1436" calcext:value-type="float">
            <text:p>1436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2852" calcext:value-type="float">
            <text:p>2852</text:p>
          </table:table-cell>
          <table:table-cell table:formula="of:=([.I15]-[.H15])/[.H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1182" calcext:value-type="float">
            <text:p>1182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1800" calcext:value-type="float">
            <text:p>1800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2123" calcext:value-type="float">
            <text:p>2123</text:p>
          </table:table-cell>
          <table:table-cell table:formula="of:=([.I16]-[.H16])/[.H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1706" calcext:value-type="float">
            <text:p>1706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2323" calcext:value-type="float">
            <text:p>2323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4132" calcext:value-type="float">
            <text:p>4132</text:p>
          </table:table-cell>
          <table:table-cell table:formula="of:=([.I17]-[.H17])/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5145" calcext:value-type="float">
            <text:p>5145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5653" calcext:value-type="float">
            <text:p>5653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6015" calcext:value-type="float">
            <text:p>6015</text:p>
          </table:table-cell>
          <table:table-cell table:formula="of:=([.I18]-[.H18])/[.H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2530" calcext:value-type="float">
            <text:p>2530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4014" calcext:value-type="float">
            <text:p>4014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5109" calcext:value-type="float">
            <text:p>5109</text:p>
          </table:table-cell>
          <table:table-cell table:formula="of:=([.I19]-[.H19])/[.H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1626" calcext:value-type="float">
            <text:p>1626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2468" calcext:value-type="float">
            <text:p>2468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4005" calcext:value-type="float">
            <text:p>4005</text:p>
          </table:table-cell>
          <table:table-cell table:formula="of:=([.I20]-[.H20])/[.H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1738" calcext:value-type="float">
            <text:p>1738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3029" calcext:value-type="float">
            <text:p>3029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4339" calcext:value-type="float">
            <text:p>4339</text:p>
          </table:table-cell>
          <table:table-cell table:formula="of:=([.I21]-[.H21])/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1823" calcext:value-type="float">
            <text:p>1823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3209" calcext:value-type="float">
            <text:p>3209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4910" calcext:value-type="float">
            <text:p>4910</text:p>
          </table:table-cell>
          <table:table-cell table:formula="of:=([.I22]-[.H22])/[.H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2246" calcext:value-type="float">
            <text:p>2246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3907" calcext:value-type="float">
            <text:p>3907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5283" calcext:value-type="float">
            <text:p>5283</text:p>
          </table:table-cell>
          <table:table-cell table:formula="of:=([.I23]-[.H23])/[.H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2255" calcext:value-type="float">
            <text:p>2255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3982" calcext:value-type="float">
            <text:p>3982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5501" calcext:value-type="float">
            <text:p>5501</text:p>
          </table:table-cell>
          <table:table-cell table:formula="of:=([.I24]-[.H24])/[.H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962" calcext:value-type="float">
            <text:p>962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2576" calcext:value-type="float">
            <text:p>2576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4060" calcext:value-type="float">
            <text:p>4060</text:p>
          </table:table-cell>
          <table:table-cell table:formula="of:=([.I25]-[.H25])/[.H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u159</text:p>
          </table:table-cell>
          <table:table-cell office:value-type="float" office:value="2042" calcext:value-type="float">
            <text:p>2042</text:p>
          </table:table-cell>
          <table:table-cell office:value-type="float" office:value="2022" calcext:value-type="float">
            <text:p>2022</text:p>
          </table:table-cell>
          <table:table-cell table:formula="of:=([.C26]-[.B26])/[.B26]" office:value-type="float" office:value="-0.00979431929480901" calcext:value-type="float">
            <text:p>-0.00979431929480901</text:p>
          </table:table-cell>
          <table:table-cell office:value-type="float" office:value="3809" calcext:value-type="float">
            <text:p>3809</text:p>
          </table:table-cell>
          <table:table-cell office:value-type="float" office:value="3789" calcext:value-type="float">
            <text:p>3789</text:p>
          </table:table-cell>
          <table:table-cell table:formula="of:=([.F26]-[.E26])/[.E26]" office:value-type="float" office:value="-0.00525072197427146" calcext:value-type="float">
            <text:p>-0.00525072197427146</text:p>
          </table:table-cell>
          <table:table-cell table:number-columns-repeated="2" office:value-type="float" office:value="4995" calcext:value-type="float">
            <text:p>4995</text:p>
          </table:table-cell>
          <table:table-cell table:formula="of:=([.I26]-[.H26])/[.H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1945" calcext:value-type="float">
            <text:p>1945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3354" calcext:value-type="float">
            <text:p>3354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5226" calcext:value-type="float">
            <text:p>5226</text:p>
          </table:table-cell>
          <table:table-cell table:formula="of:=([.I27]-[.H27])/[.H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d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28]-[.B28])/[.B28]" office:value-type="string" office:string-value="" calcext:value-type="error">
            <text:p>#VALUE!</text:p>
          </table:table-cell>
          <table:table-cell table:number-columns-repeated="2" office:value-type="float" office:value="313" calcext:value-type="float">
            <text:p>313</text:p>
          </table:table-cell>
          <table:table-cell table:formula="of:=([.F28]-[.E28])/[.E28]" office:value-type="float" office:value="0" calcext:value-type="float">
            <text:p>0</text:p>
          </table:table-cell>
          <table:table-cell table:number-columns-repeated="2" office:value-type="float" office:value="4324" calcext:value-type="float">
            <text:p>4324</text:p>
          </table:table-cell>
          <table:table-cell table:formula="of:=([.I28]-[.H28])/[.H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3274" calcext:value-type="float">
            <text:p>3274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5389" calcext:value-type="float">
            <text:p>5389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7782" calcext:value-type="float">
            <text:p>7782</text:p>
          </table:table-cell>
          <table:table-cell table:formula="of:=([.I29]-[.H29])/[.H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3312" calcext:value-type="float">
            <text:p>3312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5652" calcext:value-type="float">
            <text:p>5652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7008" calcext:value-type="float">
            <text:p>7008</text:p>
          </table:table-cell>
          <table:table-cell table:formula="of:=([.I30]-[.H30])/[.H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3256" calcext:value-type="float">
            <text:p>3256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5489" calcext:value-type="float">
            <text:p>5489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7682" calcext:value-type="float">
            <text:p>7682</text:p>
          </table:table-cell>
          <table:table-cell table:formula="of:=([.I31]-[.H31])/[.H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1483" calcext:value-type="float">
            <text:p>1483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3629" calcext:value-type="float">
            <text:p>3629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6379" calcext:value-type="float">
            <text:p>6379</text:p>
          </table:table-cell>
          <table:table-cell table:formula="of:=([.I32]-[.H32])/[.H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2486" calcext:value-type="float">
            <text:p>2486</text:p>
          </table:table-cell>
          <table:table-cell table:formula="of:=([.C33]-[.B33])/[.B33]" office:value-type="float" office:value="0" calcext:value-type="float">
            <text:p>0</text:p>
          </table:table-cell>
          <table:table-cell table:number-columns-repeated="2" office:value-type="float" office:value="4505" calcext:value-type="float">
            <text:p>4505</text:p>
          </table:table-cell>
          <table:table-cell table:formula="of:=([.F33]-[.E33])/[.E33]" office:value-type="float" office:value="0" calcext:value-type="float">
            <text:p>0</text:p>
          </table:table-cell>
          <table:table-cell table:number-columns-repeated="2" office:value-type="float" office:value="7067" calcext:value-type="float">
            <text:p>7067</text:p>
          </table:table-cell>
          <table:table-cell table:formula="of:=([.I33]-[.H33])/[.H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2473" calcext:value-type="float">
            <text:p>2473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4563" calcext:value-type="float">
            <text:p>4563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8447" calcext:value-type="float">
            <text:p>8447</text:p>
          </table:table-cell>
          <table:table-cell table:formula="of:=([.I34]-[.H34])/[.H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5657" calcext:value-type="float">
            <text:p>5657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6588" calcext:value-type="float">
            <text:p>6588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6588" calcext:value-type="float">
            <text:p>6588</text:p>
          </table:table-cell>
          <table:table-cell table:formula="of:=([.I35]-[.H35])/[.H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a280</text:p>
          </table:table-cell>
          <table:table-cell table:number-columns-repeated="2" office:value-type="float" office:value="3168" calcext:value-type="float">
            <text:p>3168</text:p>
          </table:table-cell>
          <table:table-cell table:formula="of:=([.C36]-[.B36])/[.B36]" office:value-type="float" office:value="0" calcext:value-type="float">
            <text:p>0</text:p>
          </table:table-cell>
          <table:table-cell table:number-columns-repeated="2" office:value-type="float" office:value="6008" calcext:value-type="float">
            <text:p>6008</text:p>
          </table:table-cell>
          <table:table-cell table:formula="of:=([.F36]-[.E36])/[.E36]" office:value-type="float" office:value="0" calcext:value-type="float">
            <text:p>0</text:p>
          </table:table-cell>
          <table:table-cell table:number-columns-repeated="2" office:value-type="float" office:value="8124" calcext:value-type="float">
            <text:p>8124</text:p>
          </table:table-cell>
          <table:table-cell table:formula="of:=([.I36]-[.H36])/[.H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2713" calcext:value-type="float">
            <text:p>2713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6563" calcext:value-type="float">
            <text:p>6563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8421" calcext:value-type="float">
            <text:p>8421</text:p>
          </table:table-cell>
          <table:table-cell table:formula="of:=([.I37]-[.H37])/[.H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4775" calcext:value-type="float">
            <text:p>4775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8458" calcext:value-type="float">
            <text:p>8458</text:p>
          </table:table-cell>
          <table:table-cell table:formula="of:=([.F38]-[.E38])/[.E38]" office:value-type="float" office:value="0" calcext:value-type="float">
            <text:p>0</text:p>
          </table:table-cell>
          <table:table-cell table:number-columns-repeated="2" office:value-type="float" office:value="12805" calcext:value-type="float">
            <text:p>12805</text:p>
          </table:table-cell>
          <table:table-cell table:formula="of:=([.I38]-[.H38])/[.H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rd400</text:p>
          </table:table-cell>
          <table:table-cell table:number-columns-repeated="2" office:value-type="float" office:value="9956" calcext:value-type="float">
            <text:p>9956</text:p>
          </table:table-cell>
          <table:table-cell table:formula="of:=([.C39]-[.B39])/[.B39]" office:value-type="float" office:value="0" calcext:value-type="float">
            <text:p>0</text:p>
          </table:table-cell>
          <table:table-cell table:number-columns-repeated="2" office:value-type="float" office:value="14161" calcext:value-type="float">
            <text:p>14161</text:p>
          </table:table-cell>
          <table:table-cell table:formula="of:=([.F39]-[.E39])/[.E39]" office:value-type="float" office:value="0" calcext:value-type="float">
            <text:p>0</text:p>
          </table:table-cell>
          <table:table-cell office:value-type="float" office:value="17917" calcext:value-type="float">
            <text:p>17917</text:p>
          </table:table-cell>
          <table:table-cell office:value-type="float" office:value="17824" calcext:value-type="float">
            <text:p>17824</text:p>
          </table:table-cell>
          <table:table-cell table:formula="of:=([.I39]-[.H39])/[.H39]" office:value-type="float" office:value="-0.00519060110509572" calcext:value-type="float">
            <text:p>-0.00519060110509572</text:p>
          </table:table-cell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9917" calcext:value-type="float">
            <text:p>9917</text:p>
          </table:table-cell>
          <table:table-cell table:formula="of:=([.C40]-[.B40])/[.B40]" office:value-type="float" office:value="0" calcext:value-type="float">
            <text:p>0</text:p>
          </table:table-cell>
          <table:table-cell table:number-columns-repeated="2" office:value-type="float" office:value="11918" calcext:value-type="float">
            <text:p>11918</text:p>
          </table:table-cell>
          <table:table-cell table:formula="of:=([.F40]-[.E40])/[.E40]" office:value-type="float" office:value="0" calcext:value-type="float">
            <text:p>0</text:p>
          </table:table-cell>
          <table:table-cell office:value-type="float" office:value="13516" calcext:value-type="float">
            <text:p>13516</text:p>
          </table:table-cell>
          <table:table-cell office:value-type="float" office:value="12972" calcext:value-type="float">
            <text:p>12972</text:p>
          </table:table-cell>
          <table:table-cell table:formula="of:=([.I40]-[.H40])/[.H40]" office:value-type="float" office:value="-0.0402485942586564" calcext:value-type="float">
            <text:p>-0.0402485942586564</text:p>
          </table:table-cell>
        </table:table-row>
        <table:table-row table:style-name="ro1">
          <table:table-cell office:value-type="string" calcext:value-type="string">
            <text:p>88pr439</text:p>
          </table:table-cell>
          <table:table-cell office:value-type="float" office:value="8636" calcext:value-type="float">
            <text:p>8636</text:p>
          </table:table-cell>
          <table:table-cell office:value-type="float" office:value="8615" calcext:value-type="float">
            <text:p>8615</text:p>
          </table:table-cell>
          <table:table-cell table:formula="of:=([.C41]-[.B41])/[.B41]" office:value-type="float" office:value="-0.0024316813339509" calcext:value-type="float">
            <text:p>-0.0024316813339509</text:p>
          </table:table-cell>
          <table:table-cell office:value-type="float" office:value="18005" calcext:value-type="float">
            <text:p>18005</text:p>
          </table:table-cell>
          <table:table-cell office:value-type="float" office:value="17984" calcext:value-type="float">
            <text:p>17984</text:p>
          </table:table-cell>
          <table:table-cell table:formula="of:=([.F41]-[.E41])/[.E41]" office:value-type="float" office:value="-0.00116634268258817" calcext:value-type="float">
            <text:p>-0.00116634268258817</text:p>
          </table:table-cell>
          <table:table-cell table:number-columns-repeated="2" office:value-type="float" office:value="20712" calcext:value-type="float">
            <text:p>20712</text:p>
          </table:table-cell>
          <table:table-cell table:formula="of:=([.I41]-[.H41])/[.H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7414" calcext:value-type="float">
            <text:p>7414</text:p>
          </table:table-cell>
          <table:table-cell table:formula="of:=([.C42]-[.B42])/[.B42]" office:value-type="float" office:value="0" calcext:value-type="float">
            <text:p>0</text:p>
          </table:table-cell>
          <table:table-cell table:number-columns-repeated="2" office:value-type="float" office:value="13640" calcext:value-type="float">
            <text:p>13640</text:p>
          </table:table-cell>
          <table:table-cell table:formula="of:=([.F42]-[.E42])/[.E42]" office:value-type="float" office:value="0" calcext:value-type="float">
            <text:p>0</text:p>
          </table:table-cell>
          <table:table-cell table:number-columns-repeated="2" office:value-type="float" office:value="18293" calcext:value-type="float">
            <text:p>18293</text:p>
          </table:table-cell>
          <table:table-cell table:formula="of:=([.I42]-[.H42])/[.H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d493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([.C43]-[.B43])/[.B43]" office:value-type="float" office:value="0" calcext:value-type="float">
            <text:p>0</text:p>
          </table:table-cell>
          <table:table-cell table:number-columns-repeated="2" office:value-type="float" office:value="2427" calcext:value-type="float">
            <text:p>2427</text:p>
          </table:table-cell>
          <table:table-cell table:formula="of:=([.F43]-[.E43])/[.E43]" office:value-type="float" office:value="0" calcext:value-type="float">
            <text:p>0</text:p>
          </table:table-cell>
          <table:table-cell office:value-type="float" office:value="18069" calcext:value-type="float">
            <text:p>18069</text:p>
          </table:table-cell>
          <table:table-cell office:value-type="float" office:value="18111" calcext:value-type="float">
            <text:p>18111</text:p>
          </table:table-cell>
          <table:table-cell table:formula="of:=([.I43]-[.H43])/[.H43]" office:value-type="float" office:value="0.00232442304499419" calcext:value-type="float">
            <text:p>0.00232442304499419</text:p>
          </table:table-cell>
        </table:table-row>
        <table:table-row table:style-name="ro1">
          <table:table-cell office:value-type="string" calcext:value-type="string">
            <text:p>115rat575</text:p>
          </table:table-cell>
          <table:table-cell table:number-columns-repeated="2" office:value-type="float" office:value="9631" calcext:value-type="float">
            <text:p>9631</text:p>
          </table:table-cell>
          <table:table-cell table:formula="of:=([.C44]-[.B44])/[.B44]" office:value-type="float" office:value="0" calcext:value-type="float">
            <text:p>0</text:p>
          </table:table-cell>
          <table:table-cell office:value-type="float" office:value="15723" calcext:value-type="float">
            <text:p>15723</text:p>
          </table:table-cell>
          <table:table-cell office:value-type="float" office:value="15696" calcext:value-type="float">
            <text:p>15696</text:p>
          </table:table-cell>
          <table:table-cell table:formula="of:=([.F44]-[.E44])/[.E44]" office:value-type="float" office:value="-0.00171722953634803" calcext:value-type="float">
            <text:p>-0.00171722953634803</text:p>
          </table:table-cell>
          <table:table-cell office:value-type="float" office:value="21660" calcext:value-type="float">
            <text:p>21660</text:p>
          </table:table-cell>
          <table:table-cell office:value-type="float" office:value="21544" calcext:value-type="float">
            <text:p>21544</text:p>
          </table:table-cell>
          <table:table-cell table:formula="of:=([.I44]-[.H44])/[.H44]" office:value-type="float" office:value="-0.00535549399815328" calcext:value-type="float">
            <text:p>-0.00535549399815328</text:p>
          </table:table-cell>
        </table:table-row>
        <table:table-row table:style-name="ro1">
          <table:table-cell office:value-type="string" calcext:value-type="string">
            <text:p>115u574</text:p>
          </table:table-cell>
          <table:table-cell table:number-columns-repeated="2" office:value-type="float" office:value="10002" calcext:value-type="float">
            <text:p>10002</text:p>
          </table:table-cell>
          <table:table-cell table:formula="of:=([.C45]-[.B45])/[.B45]" office:value-type="float" office:value="0" calcext:value-type="float">
            <text:p>0</text:p>
          </table:table-cell>
          <table:table-cell office:value-type="float" office:value="16497" calcext:value-type="float">
            <text:p>16497</text:p>
          </table:table-cell>
          <table:table-cell office:value-type="float" office:value="16440" calcext:value-type="float">
            <text:p>16440</text:p>
          </table:table-cell>
          <table:table-cell table:formula="of:=([.F45]-[.E45])/[.E45]" office:value-type="float" office:value="-0.00345517366793963" calcext:value-type="float">
            <text:p>-0.00345517366793963</text:p>
          </table:table-cell>
          <table:table-cell office:value-type="float" office:value="24222" calcext:value-type="float">
            <text:p>24222</text:p>
          </table:table-cell>
          <table:table-cell office:value-type="float" office:value="24148" calcext:value-type="float">
            <text:p>24148</text:p>
          </table:table-cell>
          <table:table-cell table:formula="of:=([.I45]-[.H45])/[.H45]" office:value-type="float" office:value="-0.00305507389976055" calcext:value-type="float">
            <text:p>-0.00305507389976055</text:p>
          </table:table-cell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8433" calcext:value-type="float">
            <text:p>8433</text:p>
          </table:table-cell>
          <table:table-cell table:formula="of:=([.C46]-[.B46])/[.B46]" office:value-type="float" office:value="0" calcext:value-type="float">
            <text:p>0</text:p>
          </table:table-cell>
          <table:table-cell table:number-columns-repeated="2" office:value-type="float" office:value="16476" calcext:value-type="float">
            <text:p>16476</text:p>
          </table:table-cell>
          <table:table-cell table:formula="of:=([.F46]-[.E46])/[.E46]" office:value-type="float" office:value="0" calcext:value-type="float">
            <text:p>0</text:p>
          </table:table-cell>
          <table:table-cell table:number-columns-repeated="2" office:value-type="float" office:value="23365" calcext:value-type="float">
            <text:p>23365</text:p>
          </table:table-cell>
          <table:table-cell table:formula="of:=([.I46]-[.H46])/[.H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5932" calcext:value-type="float">
            <text:p>5932</text:p>
          </table:table-cell>
          <table:table-cell table:formula="of:=([.C47]-[.B47])/[.B47]" office:value-type="float" office:value="0" calcext:value-type="float">
            <text:p>0</text:p>
          </table:table-cell>
          <table:table-cell table:number-columns-repeated="2" office:value-type="float" office:value="15375" calcext:value-type="float">
            <text:p>15375</text:p>
          </table:table-cell>
          <table:table-cell table:formula="of:=([.F47]-[.E47])/[.E47]" office:value-type="float" office:value="0" calcext:value-type="float">
            <text:p>0</text:p>
          </table:table-cell>
          <table:table-cell office:value-type="float" office:value="25052" calcext:value-type="float">
            <text:p>25052</text:p>
          </table:table-cell>
          <table:table-cell office:value-type="float" office:value="24928" calcext:value-type="float">
            <text:p>24928</text:p>
          </table:table-cell>
          <table:table-cell table:formula="of:=([.I47]-[.H47])/[.H47]" office:value-type="float" office:value="-0.00494970461440204" calcext:value-type="float">
            <text:p>-0.00494970461440204</text:p>
          </table:table-cell>
        </table:table-row>
        <table:table-row table:style-name="ro1">
          <table:table-cell office:value-type="string" calcext:value-type="string">
            <text:p>145u724</text:p>
          </table:table-cell>
          <table:table-cell table:number-columns-repeated="2" office:value-type="float" office:value="13167" calcext:value-type="float">
            <text:p>13167</text:p>
          </table:table-cell>
          <table:table-cell table:formula="of:=([.C48]-[.B48])/[.B48]" office:value-type="float" office:value="0" calcext:value-type="float">
            <text:p>0</text:p>
          </table:table-cell>
          <table:table-cell office:value-type="float" office:value="20309" calcext:value-type="float">
            <text:p>20309</text:p>
          </table:table-cell>
          <table:table-cell office:value-type="float" office:value="20247" calcext:value-type="float">
            <text:p>20247</text:p>
          </table:table-cell>
          <table:table-cell table:formula="of:=([.F48]-[.E48])/[.E48]" office:value-type="float" office:value="-0.00305283371904082" calcext:value-type="float">
            <text:p>-0.00305283371904082</text:p>
          </table:table-cell>
          <table:table-cell office:value-type="float" office:value="29130" calcext:value-type="float">
            <text:p>29130</text:p>
          </table:table-cell>
          <table:table-cell office:value-type="float" office:value="28704" calcext:value-type="float">
            <text:p>28704</text:p>
          </table:table-cell>
          <table:table-cell table:formula="of:=([.I48]-[.H48])/[.H48]" office:value-type="float" office:value="-0.0146240988671473" calcext:value-type="float">
            <text:p>-0.0146240988671473</text:p>
          </table:table-cell>
        </table:table-row>
        <table:table-row table:style-name="ro1">
          <table:table-cell office:value-type="string" calcext:value-type="string">
            <text:p>157rat783</text:p>
          </table:table-cell>
          <table:table-cell table:number-columns-repeated="2" office:value-type="float" office:value="14056" calcext:value-type="float">
            <text:p>14056</text:p>
          </table:table-cell>
          <table:table-cell table:formula="of:=([.C49]-[.B49])/[.B49]" office:value-type="float" office:value="0" calcext:value-type="float">
            <text:p>0</text:p>
          </table:table-cell>
          <table:table-cell office:value-type="float" office:value="22803" calcext:value-type="float">
            <text:p>22803</text:p>
          </table:table-cell>
          <table:table-cell office:value-type="float" office:value="22756" calcext:value-type="float">
            <text:p>22756</text:p>
          </table:table-cell>
          <table:table-cell table:formula="of:=([.F49]-[.E49])/[.E49]" office:value-type="float" office:value="-0.00206113230715257" calcext:value-type="float">
            <text:p>-0.00206113230715257</text:p>
          </table:table-cell>
          <table:table-cell office:value-type="float" office:value="31487" calcext:value-type="float">
            <text:p>31487</text:p>
          </table:table-cell>
          <table:table-cell office:value-type="float" office:value="30757" calcext:value-type="float">
            <text:p>30757</text:p>
          </table:table-cell>
          <table:table-cell table:formula="of:=([.I49]-[.H49])/[.H49]" office:value-type="float" office:value="-0.0231841712452758" calcext:value-type="float">
            <text:p>-0.0231841712452758</text:p>
          </table:table-cell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20071" calcext:value-type="float">
            <text:p>20071</text:p>
          </table:table-cell>
          <table:table-cell office:value-type="float" office:value="19917" calcext:value-type="float">
            <text:p>19917</text:p>
          </table:table-cell>
          <table:table-cell table:formula="of:=([.C50]-[.B50])/[.B50]" office:value-type="float" office:value="-0.00767276169597927" calcext:value-type="float">
            <text:p>-0.00767276169597927</text:p>
          </table:table-cell>
          <table:table-cell office:value-type="float" office:value="33307" calcext:value-type="float">
            <text:p>33307</text:p>
          </table:table-cell>
          <table:table-cell office:value-type="float" office:value="32645" calcext:value-type="float">
            <text:p>32645</text:p>
          </table:table-cell>
          <table:table-cell table:formula="of:=([.F50]-[.E50])/[.E50]" office:value-type="float" office:value="-0.0198757018044255" calcext:value-type="float">
            <text:p>-0.0198757018044255</text:p>
          </table:table-cell>
          <table:table-cell office:value-type="float" office:value="44132" calcext:value-type="float">
            <text:p>44132</text:p>
          </table:table-cell>
          <table:table-cell office:value-type="float" office:value="42992" calcext:value-type="float">
            <text:p>42992</text:p>
          </table:table-cell>
          <table:table-cell table:formula="of:=([.I50]-[.H50])/[.H50]" office:value-type="float" office:value="-0.0258315961207287" calcext:value-type="float">
            <text:p>-0.0258315961207287</text:p>
          </table:table-cell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24393" calcext:value-type="float">
            <text:p>24393</text:p>
          </table:table-cell>
          <table:table-cell office:value-type="float" office:value="24273" calcext:value-type="float">
            <text:p>24273</text:p>
          </table:table-cell>
          <table:table-cell table:formula="of:=([.C51]-[.B51])/[.B51]" office:value-type="float" office:value="-0.00491944410281638" calcext:value-type="float">
            <text:p>-0.00491944410281638</text:p>
          </table:table-cell>
          <table:table-cell office:value-type="float" office:value="35481" calcext:value-type="float">
            <text:p>35481</text:p>
          </table:table-cell>
          <table:table-cell office:value-type="float" office:value="33946" calcext:value-type="float">
            <text:p>33946</text:p>
          </table:table-cell>
          <table:table-cell table:formula="of:=([.F51]-[.E51])/[.E51]" office:value-type="float" office:value="-0.043262591246019" calcext:value-type="float">
            <text:p>-0.043262591246019</text:p>
          </table:table-cell>
          <table:table-cell office:value-type="float" office:value="48975" calcext:value-type="float">
            <text:p>48975</text:p>
          </table:table-cell>
          <table:table-cell office:value-type="float" office:value="47779" calcext:value-type="float">
            <text:p>47779</text:p>
          </table:table-cell>
          <table:table-cell table:formula="of:=([.I51]-[.H51])/[.H51]" office:value-type="float" office:value="-0.0244206227667177" calcext:value-type="float">
            <text:p>-0.0244206227667177</text:p>
          </table:table-cell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29438" calcext:value-type="float">
            <text:p>29438</text:p>
          </table:table-cell>
          <table:table-cell office:value-type="float" office:value="29423" calcext:value-type="float">
            <text:p>29423</text:p>
          </table:table-cell>
          <table:table-cell table:formula="of:=([.C52]-[.B52])/[.B52]" office:value-type="float" office:value="-0.000509545485426999" calcext:value-type="float">
            <text:p>-0.000509545485426999</text:p>
          </table:table-cell>
          <table:table-cell office:value-type="float" office:value="42242" calcext:value-type="float">
            <text:p>42242</text:p>
          </table:table-cell>
          <table:table-cell office:value-type="float" office:value="41580" calcext:value-type="float">
            <text:p>41580</text:p>
          </table:table-cell>
          <table:table-cell table:formula="of:=([.F52]-[.E52])/[.E52]" office:value-type="float" office:value="-0.0156716064580276" calcext:value-type="float">
            <text:p>-0.0156716064580276</text:p>
          </table:table-cell>
          <table:table-cell office:value-type="float" office:value="50687" calcext:value-type="float">
            <text:p>50687</text:p>
          </table:table-cell>
          <table:table-cell office:value-type="float" office:value="50143" calcext:value-type="float">
            <text:p>50143</text:p>
          </table:table-cell>
          <table:table-cell table:formula="of:=([.I52]-[.H52])/[.H52]" office:value-type="float" office:value="-0.0107325349695188" calcext:value-type="float">
            <text:p>-0.0107325349695188</text:p>
          </table:table-cell>
        </table:table-row>
        <calcext:conditional-formats>
          <calcext:conditional-format calcext:target-range-address="Set1_p2.D2:Set1_p2.D52 Set1_p2.G2:Set1_p2.G52 Set1_p2.J2:Set1_p2.J52">
            <calcext:condition calcext:apply-style-name="Neutral" calcext:value="=0" calcext:base-cell-address="Set1_p2.D2"/>
            <calcext:condition calcext:apply-style-name="Bad" calcext:value="&lt;0" calcext:base-cell-address="Set1_p2.D2"/>
            <calcext:condition calcext:apply-style-name="Good" calcext:value="&gt;0" calcext:base-cell-address="Set1_p2.D2"/>
          </calcext:conditional-format>
        </calcext:conditional-formats>
      </table:table>
      <table:table table:name="Set2_p1" table:style-name="ta1"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([.I2]-[.H2])/[.H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I3]-[.H3])/[.H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I4]-[.H4])/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([.I5]-[.H5])/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([.I6]-[.H6])/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([.I7]-[.H7])/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([.I8]-[.H8])/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I9]-[.H9])/[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I10]-[.H10])/[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([.I11]-[.H11])/[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([.I12]-[.H12])/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([.I13]-[.H13])/[.H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I14]-[.H14])/[.H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table:formula="of:=([.I15]-[.H15])/[.H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([.I16]-[.H16])/[.H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([.I17]-[.H17])/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([.I18]-[.H18])/[.H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([.I19]-[.H19])/[.H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table:formula="of:=([.I20]-[.H20])/[.H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([.I21]-[.H21])/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([.F22]-[.E22])/[.E22]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([.I22]-[.H22])/[.H22]" office:value-type="float" office:value="-0.00694444444444444" calcext:value-type="float">
            <text:p>-0.00694444444444444</text:p>
          </table:table-cell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I23]-[.H23])/[.H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table:formula="of:=([.I24]-[.H24])/[.H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I25]-[.H25])/[.H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u159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([.C26]-[.B26])/[.B26]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([.F26]-[.E26])/[.E26]"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table:formula="of:=([.I26]-[.H26])/[.H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([.I27]-[.H27])/[.H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d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28]-[.B28])/[.B28]" office:value-type="string" office:string-value="" calcext:value-type="error">
            <text:p>#VALUE!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F28]-[.E28])/[.E28]"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  <table:table-cell table:formula="of:=([.I28]-[.H28])/[.H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140" calcext:value-type="float">
            <text:p>140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  <table:table-cell table:formula="of:=([.I29]-[.H29])/[.H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147" calcext:value-type="float">
            <text:p>147</text:p>
          </table:table-cell>
          <table:table-cell table:formula="of:=([.C30]-[.B30])/[.B30]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([.F30]-[.E30])/[.E30]" office:value-type="float" office:value="-0.00537634408602151" calcext:value-type="float">
            <text:p>-0.00537634408602151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([.I30]-[.H30])/[.H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147" calcext:value-type="float">
            <text:p>147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205" calcext:value-type="float">
            <text:p>205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[.I31]-[.H31])/[.H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172" calcext:value-type="float">
            <text:p>172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208" calcext:value-type="float">
            <text:p>208</text:p>
          </table:table-cell>
          <table:table-cell table:formula="of:=([.I32]-[.H32])/[.H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185" calcext:value-type="float">
            <text:p>185</text:p>
          </table:table-cell>
          <table:table-cell table:formula="of:=([.C33]-[.B33])/[.B33]"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table:formula="of:=([.F33]-[.E33])/[.E33]" office:value-type="float" office:value="0" calcext:value-type="float">
            <text:p>0</text:p>
          </table:table-cell>
          <table:table-cell table:number-columns-repeated="2" office:value-type="float" office:value="215" calcext:value-type="float">
            <text:p>215</text:p>
          </table:table-cell>
          <table:table-cell table:formula="of:=([.I33]-[.H33])/[.H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([.C34]-[.B34])/[.B34]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table:formula="of:=([.F34]-[.E34])/[.E34]" office:value-type="float" office:value="-0.00896860986547085" calcext:value-type="float">
            <text:p>-0.00896860986547085</text:p>
          </table:table-cell>
          <table:table-cell table:number-columns-repeated="2" office:value-type="float" office:value="252" calcext:value-type="float">
            <text:p>252</text:p>
          </table:table-cell>
          <table:table-cell table:formula="of:=([.I34]-[.H34])/[.H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pr264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table:formula="of:=([.C35]-[.B35])/[.B35]" office:value-type="float" office:value="-0.0127659574468085" calcext:value-type="float">
            <text:p>-0.0127659574468085</text:p>
          </table:table-cell>
          <table:table-cell table:number-columns-repeated="2" office:value-type="float" office:value="252" calcext:value-type="float">
            <text:p>252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252" calcext:value-type="float">
            <text:p>252</text:p>
          </table:table-cell>
          <table:table-cell table:formula="of:=([.I35]-[.H35])/[.H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a280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table:formula="of:=([.C36]-[.B36])/[.B36]" office:value-type="float" office:value="-0.0113636363636364" calcext:value-type="float">
            <text:p>-0.0113636363636364</text:p>
          </table:table-cell>
          <table:table-cell table:number-columns-repeated="2" office:value-type="float" office:value="232" calcext:value-type="float">
            <text:p>232</text:p>
          </table:table-cell>
          <table:table-cell table:formula="of:=([.F36]-[.E36])/[.E36]" office:value-type="float" office:value="0" calcext:value-type="float">
            <text:p>0</text:p>
          </table:table-cell>
          <table:table-cell table:number-columns-repeated="2" office:value-type="float" office:value="259" calcext:value-type="float">
            <text:p>259</text:p>
          </table:table-cell>
          <table:table-cell table:formula="of:=([.I36]-[.H36])/[.H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168" calcext:value-type="float">
            <text:p>168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262" calcext:value-type="float">
            <text:p>262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286" calcext:value-type="float">
            <text:p>286</text:p>
          </table:table-cell>
          <table:table-cell table:formula="of:=([.I37]-[.H37])/[.H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265" calcext:value-type="float">
            <text:p>265</text:p>
          </table:table-cell>
          <table:table-cell table:formula="of:=([.C38]-[.B38])/[.B38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table:formula="of:=([.F38]-[.E38])/[.E38]" office:value-type="float" office:value="-0.00675675675675676" calcext:value-type="float">
            <text:p>-0.00675675675675676</text:p>
          </table:table-cell>
          <table:table-cell table:number-columns-repeated="2" office:value-type="float" office:value="314" calcext:value-type="float">
            <text:p>314</text:p>
          </table:table-cell>
          <table:table-cell table:formula="of:=([.I38]-[.H38])/[.H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rd400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table:formula="of:=([.C39]-[.B39])/[.B39]" office:value-type="float" office:value="-0.0119047619047619" calcext:value-type="float">
            <text:p>-0.0119047619047619</text:p>
          </table:table-cell>
          <table:table-cell table:number-columns-repeated="2" office:value-type="float" office:value="394" calcext:value-type="float">
            <text:p>394</text:p>
          </table:table-cell>
          <table:table-cell table:formula="of:=([.F39]-[.E39])/[.E39]"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table:formula="of:=([.I39]-[.H39])/[.H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371" calcext:value-type="float">
            <text:p>371</text:p>
          </table:table-cell>
          <table:table-cell table:formula="of:=([.C40]-[.B40])/[.B40]" office:value-type="float" office:value="0" calcext:value-type="float">
            <text:p>0</text:p>
          </table:table-cell>
          <table:table-cell table:number-columns-repeated="2" office:value-type="float" office:value="390" calcext:value-type="float">
            <text:p>390</text:p>
          </table:table-cell>
          <table:table-cell table:formula="of:=([.F40]-[.E40])/[.E40]" office:value-type="float" office:value="0" calcext:value-type="float">
            <text:p>0</text:p>
          </table:table-cell>
          <table:table-cell table:number-columns-repeated="2" office:value-type="float" office:value="397" calcext:value-type="float">
            <text:p>397</text:p>
          </table:table-cell>
          <table:table-cell table:formula="of:=([.I40]-[.H40])/[.H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pr439</text:p>
          </table:table-cell>
          <table:table-cell table:number-columns-repeated="2" office:value-type="float" office:value="368" calcext:value-type="float">
            <text:p>368</text:p>
          </table:table-cell>
          <table:table-cell table:formula="of:=([.C41]-[.B41])/[.B41]" office:value-type="float" office:value="0" calcext:value-type="float">
            <text:p>0</text:p>
          </table:table-cell>
          <table:table-cell table:number-columns-repeated="2" office:value-type="float" office:value="436" calcext:value-type="float">
            <text:p>436</text:p>
          </table:table-cell>
          <table:table-cell table:formula="of:=([.F41]-[.E41])/[.E41]" office:value-type="float" office:value="0" calcext:value-type="float">
            <text:p>0</text:p>
          </table:table-cell>
          <table:table-cell table:number-columns-repeated="2" office:value-type="float" office:value="438" calcext:value-type="float">
            <text:p>438</text:p>
          </table:table-cell>
          <table:table-cell table:formula="of:=([.I41]-[.H41])/[.H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([.C42]-[.B42])/[.B42]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table:formula="of:=([.F42]-[.E42])/[.E42]" office:value-type="float" office:value="-0.00699300699300699" calcext:value-type="float">
            <text:p>-0.00699300699300699</text:p>
          </table:table-cell>
          <table:table-cell table:number-columns-repeated="2" office:value-type="float" office:value="441" calcext:value-type="float">
            <text:p>441</text:p>
          </table:table-cell>
          <table:table-cell table:formula="of:=([.I42]-[.H42])/[.H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d49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43]-[.B43])/[.B43]" office:value-type="float" office:value="0" calcext:value-type="float">
            <text:p>0</text:p>
          </table:table-cell>
          <table:table-cell table:number-columns-repeated="2" office:value-type="float" office:value="267" calcext:value-type="float">
            <text:p>267</text:p>
          </table:table-cell>
          <table:table-cell table:formula="of:=([.F43]-[.E43])/[.E43]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  <table:table-cell table:formula="of:=([.I43]-[.H43])/[.H43]" office:value-type="float" office:value="-0.00645161290322581" calcext:value-type="float">
            <text:p>-0.00645161290322581</text:p>
          </table:table-cell>
        </table:table-row>
        <table:table-row table:style-name="ro1">
          <table:table-cell office:value-type="string" calcext:value-type="string">
            <text:p>115rat575</text:p>
          </table:table-cell>
          <table:table-cell office:value-type="float" office:value="381" calcext:value-type="float">
            <text:p>381</text:p>
          </table:table-cell>
          <table:table-cell office:value-type="float" office:value="373" calcext:value-type="float">
            <text:p>373</text:p>
          </table:table-cell>
          <table:table-cell table:formula="of:=([.C44]-[.B44])/[.B44]" office:value-type="float" office:value="-0.020997375328084" calcext:value-type="float">
            <text:p>-0.020997375328084</text:p>
          </table:table-cell>
          <table:table-cell office:value-type="float" office:value="517" calcext:value-type="float">
            <text:p>517</text:p>
          </table:table-cell>
          <table:table-cell office:value-type="float" office:value="514" calcext:value-type="float">
            <text:p>514</text:p>
          </table:table-cell>
          <table:table-cell table:formula="of:=([.F44]-[.E44])/[.E44]" office:value-type="float" office:value="-0.0058027079303675" calcext:value-type="float">
            <text:p>-0.0058027079303675</text:p>
          </table:table-cell>
          <table:table-cell table:number-columns-repeated="2" office:value-type="float" office:value="571" calcext:value-type="float">
            <text:p>571</text:p>
          </table:table-cell>
          <table:table-cell table:formula="of:=([.I44]-[.H44])/[.H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u574</text:p>
          </table:table-cell>
          <table:table-cell office:value-type="float" office:value="441" calcext:value-type="float">
            <text:p>441</text:p>
          </table:table-cell>
          <table:table-cell office:value-type="float" office:value="431" calcext:value-type="float">
            <text:p>431</text:p>
          </table:table-cell>
          <table:table-cell table:formula="of:=([.C45]-[.B45])/[.B45]" office:value-type="float" office:value="-0.0226757369614512" calcext:value-type="float">
            <text:p>-0.0226757369614512</text:p>
          </table:table-cell>
          <table:table-cell table:number-columns-repeated="2" office:value-type="float" office:value="560" calcext:value-type="float">
            <text:p>560</text:p>
          </table:table-cell>
          <table:table-cell table:formula="of:=([.F45]-[.E45])/[.E45]" office:value-type="float" office:value="0" calcext:value-type="float">
            <text:p>0</text:p>
          </table:table-cell>
          <table:table-cell table:number-columns-repeated="2" office:value-type="float" office:value="573" calcext:value-type="float">
            <text:p>573</text:p>
          </table:table-cell>
          <table:table-cell table:formula="of:=([.I45]-[.H45])/[.H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547" calcext:value-type="float">
            <text:p>547</text:p>
          </table:table-cell>
          <table:table-cell table:formula="of:=([.C46]-[.B46])/[.B46]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table:formula="of:=([.F46]-[.E46])/[.E46]" office:value-type="float" office:value="0.00163934426229508" calcext:value-type="float">
            <text:p>0.00163934426229508</text:p>
          </table:table-cell>
          <table:table-cell table:number-columns-repeated="2" office:value-type="float" office:value="634" calcext:value-type="float">
            <text:p>634</text:p>
          </table:table-cell>
          <table:table-cell table:formula="of:=([.I46]-[.H46])/[.H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d657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table:formula="of:=([.C47]-[.B47])/[.B47]" office:value-type="float" office:value="-0.00416666666666667" calcext:value-type="float">
            <text:p>-0.00416666666666667</text:p>
          </table:table-cell>
          <table:table-cell office:value-type="float" office:value="542" calcext:value-type="float">
            <text:p>542</text:p>
          </table:table-cell>
          <table:table-cell office:value-type="float" office:value="537" calcext:value-type="float">
            <text:p>537</text:p>
          </table:table-cell>
          <table:table-cell table:formula="of:=([.F47]-[.E47])/[.E47]" office:value-type="float" office:value="-0.00922509225092251" calcext:value-type="float">
            <text:p>-0.00922509225092251</text:p>
          </table:table-cell>
          <table:table-cell office:value-type="float" office:value="647" calcext:value-type="float">
            <text:p>647</text:p>
          </table:table-cell>
          <table:table-cell office:value-type="float" office:value="646" calcext:value-type="float">
            <text:p>646</text:p>
          </table:table-cell>
          <table:table-cell table:formula="of:=([.I47]-[.H47])/[.H47]" office:value-type="float" office:value="-0.00154559505409583" calcext:value-type="float">
            <text:p>-0.00154559505409583</text:p>
          </table:table-cell>
        </table:table-row>
        <table:table-row table:style-name="ro1">
          <table:table-cell office:value-type="string" calcext:value-type="string">
            <text:p>145u724</text:p>
          </table:table-cell>
          <table:table-cell office:value-type="float" office:value="530" calcext:value-type="float">
            <text:p>530</text:p>
          </table:table-cell>
          <table:table-cell office:value-type="float" office:value="511" calcext:value-type="float">
            <text:p>511</text:p>
          </table:table-cell>
          <table:table-cell table:formula="of:=([.C48]-[.B48])/[.B48]" office:value-type="float" office:value="-0.0358490566037736" calcext:value-type="float">
            <text:p>-0.0358490566037736</text:p>
          </table:table-cell>
          <table:table-cell office:value-type="float" office:value="688" calcext:value-type="float">
            <text:p>688</text:p>
          </table:table-cell>
          <table:table-cell office:value-type="float" office:value="687" calcext:value-type="float">
            <text:p>687</text:p>
          </table:table-cell>
          <table:table-cell table:formula="of:=([.F48]-[.E48])/[.E48]" office:value-type="float" office:value="-0.00145348837209302" calcext:value-type="float">
            <text:p>-0.00145348837209302</text:p>
          </table:table-cell>
          <table:table-cell table:number-columns-repeated="2" office:value-type="float" office:value="720" calcext:value-type="float">
            <text:p>720</text:p>
          </table:table-cell>
          <table:table-cell table:formula="of:=([.I48]-[.H48])/[.H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rat783</text:p>
          </table:table-cell>
          <table:table-cell office:value-type="float" office:value="541" calcext:value-type="float">
            <text:p>541</text:p>
          </table:table-cell>
          <table:table-cell office:value-type="float" office:value="532" calcext:value-type="float">
            <text:p>532</text:p>
          </table:table-cell>
          <table:table-cell table:formula="of:=([.C49]-[.B49])/[.B49]" office:value-type="float" office:value="-0.0166358595194085" calcext:value-type="float">
            <text:p>-0.0166358595194085</text:p>
          </table:table-cell>
          <table:table-cell office:value-type="float" office:value="714" calcext:value-type="float">
            <text:p>714</text:p>
          </table:table-cell>
          <table:table-cell office:value-type="float" office:value="712" calcext:value-type="float">
            <text:p>712</text:p>
          </table:table-cell>
          <table:table-cell table:formula="of:=([.F49]-[.E49])/[.E49]" office:value-type="float" office:value="-0.00280112044817927" calcext:value-type="float">
            <text:p>-0.00280112044817927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table:formula="of:=([.I49]-[.H49])/[.H49]" office:value-type="float" office:value="0.00256410256410256" calcext:value-type="float">
            <text:p>0.00256410256410256</text:p>
          </table:table-cell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788" calcext:value-type="float">
            <text:p>788</text:p>
          </table:table-cell>
          <table:table-cell office:value-type="float" office:value="771" calcext:value-type="float">
            <text:p>771</text:p>
          </table:table-cell>
          <table:table-cell table:formula="of:=([.C50]-[.B50])/[.B50]" office:value-type="float" office:value="-0.0215736040609137" calcext:value-type="float">
            <text:p>-0.0215736040609137</text:p>
          </table:table-cell>
          <table:table-cell office:value-type="float" office:value="963" calcext:value-type="float">
            <text:p>963</text:p>
          </table:table-cell>
          <table:table-cell office:value-type="float" office:value="938" calcext:value-type="float">
            <text:p>938</text:p>
          </table:table-cell>
          <table:table-cell table:formula="of:=([.F50]-[.E50])/[.E50]" office:value-type="float" office:value="-0.0259605399792316" calcext:value-type="float">
            <text:p>-0.0259605399792316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table:formula="of:=([.I50]-[.H50])/[.H50]" office:value-type="float" office:value="-0.000999000999000999" calcext:value-type="float">
            <text:p>-0.000999000999000999</text:p>
          </table:table-cell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940" calcext:value-type="float">
            <text:p>940</text:p>
          </table:table-cell>
          <table:table-cell office:value-type="float" office:value="878" calcext:value-type="float">
            <text:p>878</text:p>
          </table:table-cell>
          <table:table-cell table:formula="of:=([.C51]-[.B51])/[.B51]" office:value-type="float" office:value="-0.0659574468085106" calcext:value-type="float">
            <text:p>-0.0659574468085106</text:p>
          </table:table-cell>
          <table:table-cell table:number-columns-repeated="2" office:value-type="float" office:value="1045" calcext:value-type="float">
            <text:p>1045</text:p>
          </table:table-cell>
          <table:table-cell table:formula="of:=([.F51]-[.E51])/[.E51]" office:value-type="float" office:value="0" calcext:value-type="float">
            <text:p>0</text:p>
          </table:table-cell>
          <table:table-cell table:number-columns-repeated="2" office:value-type="float" office:value="1058" calcext:value-type="float">
            <text:p>1058</text:p>
          </table:table-cell>
          <table:table-cell table:formula="of:=([.I51]-[.H51])/[.H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table:formula="of:=([.C52]-[.B52])/[.B52]" office:value-type="float" office:value="0.000971817298347911" calcext:value-type="float">
            <text:p>0.000971817298347911</text:p>
          </table:table-cell>
          <table:table-cell office:value-type="float" office:value="1080" calcext:value-type="float">
            <text:p>1080</text:p>
          </table:table-cell>
          <table:table-cell office:value-type="float" office:value="1076" calcext:value-type="float">
            <text:p>1076</text:p>
          </table:table-cell>
          <table:table-cell table:formula="of:=([.F52]-[.E52])/[.E52]" office:value-type="float" office:value="-0.0037037037037037" calcext:value-type="float">
            <text:p>-0.0037037037037037</text:p>
          </table:table-cell>
          <table:table-cell table:number-columns-repeated="2" office:value-type="float" office:value="1083" calcext:value-type="float">
            <text:p>1083</text:p>
          </table:table-cell>
          <table:table-cell table:formula="of:=([.I52]-[.H52])/[.H52]" office:value-type="float" office:value="0" calcext:value-type="float">
            <text:p>0</text:p>
          </table:table-cell>
        </table:table-row>
        <calcext:conditional-formats>
          <calcext:conditional-format calcext:target-range-address="Set2_p1.D2:Set2_p1.D52 Set2_p1.G2:Set2_p1.G52 Set2_p1.J2:Set2_p1.J52">
            <calcext:condition calcext:apply-style-name="Neutral" calcext:value="=0" calcext:base-cell-address="Set2_p1.D2"/>
            <calcext:condition calcext:apply-style-name="Bad" calcext:value="&lt;0" calcext:base-cell-address="Set2_p1.D2"/>
            <calcext:condition calcext:apply-style-name="Good" calcext:value="&gt;0" calcext:base-cell-address="Set2_p1.D2"/>
          </calcext:conditional-format>
        </calcext:conditional-formats>
      </table:table>
      <table:table table:name="Set2_p2" table:style-name="ta1"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2464" calcext:value-type="float">
            <text:p>2464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2608" calcext:value-type="float">
            <text:p>2608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2608" calcext:value-type="float">
            <text:p>2608</text:p>
          </table:table-cell>
          <table:table-cell table:formula="of:=([.I2]-[.H2])/[.H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1503" calcext:value-type="float">
            <text:p>1503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2357" calcext:value-type="float">
            <text:p>2357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2575" calcext:value-type="float">
            <text:p>2575</text:p>
          </table:table-cell>
          <table:table-cell table:formula="of:=([.I3]-[.H3])/[.H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1977" calcext:value-type="float">
            <text:p>1977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2736" calcext:value-type="float">
            <text:p>2736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2988" calcext:value-type="float">
            <text:p>2988</text:p>
          </table:table-cell>
          <table:table-cell table:formula="of:=([.I4]-[.H4])/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2195" calcext:value-type="float">
            <text:p>2195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2886" calcext:value-type="float">
            <text:p>2886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3571" calcext:value-type="float">
            <text:p>3571</text:p>
          </table:table-cell>
          <table:table-cell table:formula="of:=([.I5]-[.H5])/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2483" calcext:value-type="float">
            <text:p>2483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3402" calcext:value-type="float">
            <text:p>3402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3691" calcext:value-type="float">
            <text:p>3691</text:p>
          </table:table-cell>
          <table:table-cell table:formula="of:=([.I6]-[.H6])/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2713" calcext:value-type="float">
            <text:p>2713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4520" calcext:value-type="float">
            <text:p>4520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4920" calcext:value-type="float">
            <text:p>4920</text:p>
          </table:table-cell>
          <table:table-cell table:formula="of:=([.I7]-[.H7])/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3768" calcext:value-type="float">
            <text:p>3768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4668" calcext:value-type="float">
            <text:p>4668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4925" calcext:value-type="float">
            <text:p>4925</text:p>
          </table:table-cell>
          <table:table-cell table:formula="of:=([.I8]-[.H8])/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2693" calcext:value-type="float">
            <text:p>2693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4046" calcext:value-type="float">
            <text:p>4046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4679" calcext:value-type="float">
            <text:p>4679</text:p>
          </table:table-cell>
          <table:table-cell table:formula="of:=([.I9]-[.H9])/[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3000" calcext:value-type="float">
            <text:p>3000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4053" calcext:value-type="float">
            <text:p>4053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4695" calcext:value-type="float">
            <text:p>4695</text:p>
          </table:table-cell>
          <table:table-cell table:formula="of:=([.I10]-[.H10])/[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4061" calcext:value-type="float">
            <text:p>4061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4614" calcext:value-type="float">
            <text:p>4614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4910" calcext:value-type="float">
            <text:p>4910</text:p>
          </table:table-cell>
          <table:table-cell table:formula="of:=([.I11]-[.H11])/[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2260" calcext:value-type="float">
            <text:p>2260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3584" calcext:value-type="float">
            <text:p>3584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4516" calcext:value-type="float">
            <text:p>4516</text:p>
          </table:table-cell>
          <table:table-cell table:formula="of:=([.I12]-[.H12])/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3913" calcext:value-type="float">
            <text:p>3913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4270" calcext:value-type="float">
            <text:p>4270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4957" calcext:value-type="float">
            <text:p>4957</text:p>
          </table:table-cell>
          <table:table-cell table:formula="of:=([.I13]-[.H13])/[.H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3597" calcext:value-type="float">
            <text:p>3597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4606" calcext:value-type="float">
            <text:p>4606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5037" calcext:value-type="float">
            <text:p>5037</text:p>
          </table:table-cell>
          <table:table-cell table:formula="of:=([.I14]-[.H14])/[.H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3916" calcext:value-type="float">
            <text:p>3916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4512" calcext:value-type="float">
            <text:p>4512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5075" calcext:value-type="float">
            <text:p>5075</text:p>
          </table:table-cell>
          <table:table-cell table:formula="of:=([.I15]-[.H15])/[.H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3390" calcext:value-type="float">
            <text:p>3390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3589" calcext:value-type="float">
            <text:p>3589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4740" calcext:value-type="float">
            <text:p>4740</text:p>
          </table:table-cell>
          <table:table-cell table:formula="of:=([.I16]-[.H16])/[.H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3975" calcext:value-type="float">
            <text:p>3975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5126" calcext:value-type="float">
            <text:p>5126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5963" calcext:value-type="float">
            <text:p>5963</text:p>
          </table:table-cell>
          <table:table-cell table:formula="of:=([.I17]-[.H17])/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6322" calcext:value-type="float">
            <text:p>6322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6333" calcext:value-type="float">
            <text:p>6333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6333" calcext:value-type="float">
            <text:p>6333</text:p>
          </table:table-cell>
          <table:table-cell table:formula="of:=([.I18]-[.H18])/[.H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ch130</text:p>
          </table:table-cell>
          <table:table-cell office:value-type="float" office:value="4675" calcext:value-type="float">
            <text:p>4675</text:p>
          </table:table-cell>
          <table:table-cell office:value-type="float" office:value="4671" calcext:value-type="float">
            <text:p>4671</text:p>
          </table:table-cell>
          <table:table-cell table:formula="of:=([.C19]-[.B19])/[.B19]" office:value-type="float" office:value="-0.000855614973262032" calcext:value-type="float">
            <text:p>-0.000855614973262032</text:p>
          </table:table-cell>
          <table:table-cell table:number-columns-repeated="2" office:value-type="float" office:value="6099" calcext:value-type="float">
            <text:p>6099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6472" calcext:value-type="float">
            <text:p>6472</text:p>
          </table:table-cell>
          <table:table-cell table:formula="of:=([.I19]-[.H19])/[.H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5173" calcext:value-type="float">
            <text:p>5173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5988" calcext:value-type="float">
            <text:p>5988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6692" calcext:value-type="float">
            <text:p>6692</text:p>
          </table:table-cell>
          <table:table-cell table:formula="of:=([.I20]-[.H20])/[.H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5140" calcext:value-type="float">
            <text:p>5140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6848" calcext:value-type="float">
            <text:p>6848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7087" calcext:value-type="float">
            <text:p>7087</text:p>
          </table:table-cell>
          <table:table-cell table:formula="of:=([.I21]-[.H21])/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4583" calcext:value-type="float">
            <text:p>4583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6161" calcext:value-type="float">
            <text:p>6161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7260" calcext:value-type="float">
            <text:p>7260</text:p>
          </table:table-cell>
          <table:table-cell table:formula="of:=([.I22]-[.H22])/[.H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4264" calcext:value-type="float">
            <text:p>4264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6503" calcext:value-type="float">
            <text:p>6503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7533" calcext:value-type="float">
            <text:p>7533</text:p>
          </table:table-cell>
          <table:table-cell table:formula="of:=([.I23]-[.H23])/[.H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4323" calcext:value-type="float">
            <text:p>4323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7200" calcext:value-type="float">
            <text:p>7200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7454" calcext:value-type="float">
            <text:p>7454</text:p>
          </table:table-cell>
          <table:table-cell table:formula="of:=([.I24]-[.H24])/[.H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4182" calcext:value-type="float">
            <text:p>4182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6458" calcext:value-type="float">
            <text:p>6458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7453" calcext:value-type="float">
            <text:p>7453</text:p>
          </table:table-cell>
          <table:table-cell table:formula="of:=([.I25]-[.H25])/[.H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u159</text:p>
          </table:table-cell>
          <table:table-cell table:number-columns-repeated="2" office:value-type="float" office:value="5979" calcext:value-type="float">
            <text:p>5979</text:p>
          </table:table-cell>
          <table:table-cell table:formula="of:=([.C26]-[.B26])/[.B26]" office:value-type="float" office:value="0" calcext:value-type="float">
            <text:p>0</text:p>
          </table:table-cell>
          <table:table-cell table:number-columns-repeated="2" office:value-type="float" office:value="7386" calcext:value-type="float">
            <text:p>7386</text:p>
          </table:table-cell>
          <table:table-cell table:formula="of:=([.F26]-[.E26])/[.E26]" office:value-type="float" office:value="0" calcext:value-type="float">
            <text:p>0</text:p>
          </table:table-cell>
          <table:table-cell table:number-columns-repeated="2" office:value-type="float" office:value="7850" calcext:value-type="float">
            <text:p>7850</text:p>
          </table:table-cell>
          <table:table-cell table:formula="of:=([.I26]-[.H26])/[.H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5003" calcext:value-type="float">
            <text:p>5003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7775" calcext:value-type="float">
            <text:p>7775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9262" calcext:value-type="float">
            <text:p>9262</text:p>
          </table:table-cell>
          <table:table-cell table:formula="of:=([.I27]-[.H27])/[.H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d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28]-[.B28])/[.B28]" office:value-type="string" office:string-value="" calcext:value-type="error">
            <text:p>#VALUE!</text:p>
          </table:table-cell>
          <table:table-cell table:number-columns-repeated="2" office:value-type="float" office:value="2698" calcext:value-type="float">
            <text:p>2698</text:p>
          </table:table-cell>
          <table:table-cell table:formula="of:=([.F28]-[.E28])/[.E28]" office:value-type="float" office:value="0" calcext:value-type="float">
            <text:p>0</text:p>
          </table:table-cell>
          <table:table-cell table:number-columns-repeated="2" office:value-type="float" office:value="9150" calcext:value-type="float">
            <text:p>9150</text:p>
          </table:table-cell>
          <table:table-cell table:formula="of:=([.I28]-[.H28])/[.H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7162" calcext:value-type="float">
            <text:p>7162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9611" calcext:value-type="float">
            <text:p>9611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10058" calcext:value-type="float">
            <text:p>10058</text:p>
          </table:table-cell>
          <table:table-cell table:formula="of:=([.I29]-[.H29])/[.H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7279" calcext:value-type="float">
            <text:p>7279</text:p>
          </table:table-cell>
          <table:table-cell table:formula="of:=([.C30]-[.B30])/[.B30]" office:value-type="float" office:value="0" calcext:value-type="float">
            <text:p>0</text:p>
          </table:table-cell>
          <table:table-cell office:value-type="float" office:value="9476" calcext:value-type="float">
            <text:p>9476</text:p>
          </table:table-cell>
          <table:table-cell office:value-type="float" office:value="9321" calcext:value-type="float">
            <text:p>9321</text:p>
          </table:table-cell>
          <table:table-cell table:formula="of:=([.F30]-[.E30])/[.E30]" office:value-type="float" office:value="-0.016357112705783" calcext:value-type="float">
            <text:p>-0.016357112705783</text:p>
          </table:table-cell>
          <table:table-cell table:number-columns-repeated="2" office:value-type="float" office:value="9993" calcext:value-type="float">
            <text:p>9993</text:p>
          </table:table-cell>
          <table:table-cell table:formula="of:=([.I30]-[.H30])/[.H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7595" calcext:value-type="float">
            <text:p>7595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10191" calcext:value-type="float">
            <text:p>10191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11308" calcext:value-type="float">
            <text:p>11308</text:p>
          </table:table-cell>
          <table:table-cell table:formula="of:=([.I31]-[.H31])/[.H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4709" calcext:value-type="float">
            <text:p>4709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8893" calcext:value-type="float">
            <text:p>8893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10680" calcext:value-type="float">
            <text:p>10680</text:p>
          </table:table-cell>
          <table:table-cell table:formula="of:=([.I32]-[.H32])/[.H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9271" calcext:value-type="float">
            <text:p>9271</text:p>
          </table:table-cell>
          <table:table-cell table:formula="of:=([.C33]-[.B33])/[.B33]" office:value-type="float" office:value="0" calcext:value-type="float">
            <text:p>0</text:p>
          </table:table-cell>
          <table:table-cell table:number-columns-repeated="2" office:value-type="float" office:value="10312" calcext:value-type="float">
            <text:p>10312</text:p>
          </table:table-cell>
          <table:table-cell table:formula="of:=([.F33]-[.E33])/[.E33]" office:value-type="float" office:value="0" calcext:value-type="float">
            <text:p>0</text:p>
          </table:table-cell>
          <table:table-cell office:value-type="float" office:value="10813" calcext:value-type="float">
            <text:p>10813</text:p>
          </table:table-cell>
          <table:table-cell office:value-type="float" office:value="10784" calcext:value-type="float">
            <text:p>10784</text:p>
          </table:table-cell>
          <table:table-cell table:formula="of:=([.I33]-[.H33])/[.H33]" office:value-type="float" office:value="-0.00268195690372699" calcext:value-type="float">
            <text:p>-0.00268195690372699</text:p>
          </table:table-cell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7512" calcext:value-type="float">
            <text:p>7512</text:p>
          </table:table-cell>
          <table:table-cell table:formula="of:=([.C34]-[.B34])/[.B34]" office:value-type="float" office:value="0" calcext:value-type="float">
            <text:p>0</text:p>
          </table:table-cell>
          <table:table-cell office:value-type="float" office:value="11227" calcext:value-type="float">
            <text:p>11227</text:p>
          </table:table-cell>
          <table:table-cell office:value-type="float" office:value="11172" calcext:value-type="float">
            <text:p>11172</text:p>
          </table:table-cell>
          <table:table-cell table:formula="of:=([.F34]-[.E34])/[.E34]" office:value-type="float" office:value="-0.00489890442682818" calcext:value-type="float">
            <text:p>-0.00489890442682818</text:p>
          </table:table-cell>
          <table:table-cell table:number-columns-repeated="2" office:value-type="float" office:value="12620" calcext:value-type="float">
            <text:p>12620</text:p>
          </table:table-cell>
          <table:table-cell table:formula="of:=([.I34]-[.H34])/[.H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11788" calcext:value-type="float">
            <text:p>11788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12658" calcext:value-type="float">
            <text:p>12658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12658" calcext:value-type="float">
            <text:p>12658</text:p>
          </table:table-cell>
          <table:table-cell table:formula="of:=([.I35]-[.H35])/[.H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a280</text:p>
          </table:table-cell>
          <table:table-cell office:value-type="float" office:value="9060" calcext:value-type="float">
            <text:p>9060</text:p>
          </table:table-cell>
          <table:table-cell office:value-type="float" office:value="8861" calcext:value-type="float">
            <text:p>8861</text:p>
          </table:table-cell>
          <table:table-cell table:formula="of:=([.C36]-[.B36])/[.B36]" office:value-type="float" office:value="-0.0219646799116998" calcext:value-type="float">
            <text:p>-0.0219646799116998</text:p>
          </table:table-cell>
          <table:table-cell office:value-type="float" office:value="11688" calcext:value-type="float">
            <text:p>11688</text:p>
          </table:table-cell>
          <table:table-cell office:value-type="float" office:value="11568" calcext:value-type="float">
            <text:p>11568</text:p>
          </table:table-cell>
          <table:table-cell table:formula="of:=([.F36]-[.E36])/[.E36]" office:value-type="float" office:value="-0.0102669404517454" calcext:value-type="float">
            <text:p>-0.0102669404517454</text:p>
          </table:table-cell>
          <table:table-cell table:number-columns-repeated="2" office:value-type="float" office:value="13244" calcext:value-type="float">
            <text:p>13244</text:p>
          </table:table-cell>
          <table:table-cell table:formula="of:=([.I36]-[.H36])/[.H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8927" calcext:value-type="float">
            <text:p>8927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13483" calcext:value-type="float">
            <text:p>13483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14688" calcext:value-type="float">
            <text:p>14688</text:p>
          </table:table-cell>
          <table:table-cell table:formula="of:=([.I37]-[.H37])/[.H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13489" calcext:value-type="float">
            <text:p>13489</text:p>
          </table:table-cell>
          <table:table-cell table:formula="of:=([.C38]-[.B38])/[.B38]" office:value-type="float" office:value="0" calcext:value-type="float">
            <text:p>0</text:p>
          </table:table-cell>
          <table:table-cell office:value-type="float" office:value="15067" calcext:value-type="float">
            <text:p>15067</text:p>
          </table:table-cell>
          <table:table-cell office:value-type="float" office:value="15001" calcext:value-type="float">
            <text:p>15001</text:p>
          </table:table-cell>
          <table:table-cell table:formula="of:=([.F38]-[.E38])/[.E38]" office:value-type="float" office:value="-0.00438043406119334" calcext:value-type="float">
            <text:p>-0.00438043406119334</text:p>
          </table:table-cell>
          <table:table-cell table:number-columns-repeated="2" office:value-type="float" office:value="15954" calcext:value-type="float">
            <text:p>15954</text:p>
          </table:table-cell>
          <table:table-cell table:formula="of:=([.I38]-[.H38])/[.H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rd400</text:p>
          </table:table-cell>
          <table:table-cell table:number-columns-repeated="2" office:value-type="float" office:value="17256" calcext:value-type="float">
            <text:p>17256</text:p>
          </table:table-cell>
          <table:table-cell table:formula="of:=([.C39]-[.B39])/[.B39]" office:value-type="float" office:value="0" calcext:value-type="float">
            <text:p>0</text:p>
          </table:table-cell>
          <table:table-cell office:value-type="float" office:value="20034" calcext:value-type="float">
            <text:p>20034</text:p>
          </table:table-cell>
          <table:table-cell office:value-type="float" office:value="20038" calcext:value-type="float">
            <text:p>20038</text:p>
          </table:table-cell>
          <table:table-cell table:formula="of:=([.F39]-[.E39])/[.E39]" office:value-type="float" office:value="0.000199660577019068" calcext:value-type="float">
            <text:p>0.000199660577019068</text:p>
          </table:table-cell>
          <table:table-cell table:number-columns-repeated="2" office:value-type="float" office:value="20158" calcext:value-type="float">
            <text:p>20158</text:p>
          </table:table-cell>
          <table:table-cell table:formula="of:=([.I39]-[.H39])/[.H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fl417</text:p>
          </table:table-cell>
          <table:table-cell office:value-type="float" office:value="19001" calcext:value-type="float">
            <text:p>19001</text:p>
          </table:table-cell>
          <table:table-cell office:value-type="float" office:value="19101" calcext:value-type="float">
            <text:p>19101</text:p>
          </table:table-cell>
          <table:table-cell table:formula="of:=([.C40]-[.B40])/[.B40]" office:value-type="float" office:value="0.00526288090100521" calcext:value-type="float">
            <text:p>0.00526288090100521</text:p>
          </table:table-cell>
          <table:table-cell table:number-columns-repeated="2" office:value-type="float" office:value="19822" calcext:value-type="float">
            <text:p>19822</text:p>
          </table:table-cell>
          <table:table-cell table:formula="of:=([.F40]-[.E40])/[.E40]" office:value-type="float" office:value="0" calcext:value-type="float">
            <text:p>0</text:p>
          </table:table-cell>
          <table:table-cell table:number-columns-repeated="2" office:value-type="float" office:value="20117" calcext:value-type="float">
            <text:p>20117</text:p>
          </table:table-cell>
          <table:table-cell table:formula="of:=([.I40]-[.H40])/[.H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pr439</text:p>
          </table:table-cell>
          <table:table-cell office:value-type="float" office:value="18913" calcext:value-type="float">
            <text:p>18913</text:p>
          </table:table-cell>
          <table:table-cell office:value-type="float" office:value="18832" calcext:value-type="float">
            <text:p>18832</text:p>
          </table:table-cell>
          <table:table-cell table:formula="of:=([.C41]-[.B41])/[.B41]" office:value-type="float" office:value="-0.00428276846613441" calcext:value-type="float">
            <text:p>-0.00428276846613441</text:p>
          </table:table-cell>
          <table:table-cell table:number-columns-repeated="2" office:value-type="float" office:value="22046" calcext:value-type="float">
            <text:p>22046</text:p>
          </table:table-cell>
          <table:table-cell table:formula="of:=([.F41]-[.E41])/[.E41]" office:value-type="float" office:value="0" calcext:value-type="float">
            <text:p>0</text:p>
          </table:table-cell>
          <table:table-cell table:number-columns-repeated="2" office:value-type="float" office:value="22177" calcext:value-type="float">
            <text:p>22177</text:p>
          </table:table-cell>
          <table:table-cell table:formula="of:=([.I41]-[.H41])/[.H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17340" calcext:value-type="float">
            <text:p>17340</text:p>
          </table:table-cell>
          <table:table-cell table:formula="of:=([.C42]-[.B42])/[.B42]" office:value-type="float" office:value="0" calcext:value-type="float">
            <text:p>0</text:p>
          </table:table-cell>
          <table:table-cell office:value-type="float" office:value="21759" calcext:value-type="float">
            <text:p>21759</text:p>
          </table:table-cell>
          <table:table-cell office:value-type="float" office:value="21752" calcext:value-type="float">
            <text:p>21752</text:p>
          </table:table-cell>
          <table:table-cell table:formula="of:=([.F42]-[.E42])/[.E42]" office:value-type="float" office:value="-0.000321705960751873" calcext:value-type="float">
            <text:p>-0.000321705960751873</text:p>
          </table:table-cell>
          <table:table-cell table:number-columns-repeated="2" office:value-type="float" office:value="22323" calcext:value-type="float">
            <text:p>22323</text:p>
          </table:table-cell>
          <table:table-cell table:formula="of:=([.I42]-[.H42])/[.H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d493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([.C43]-[.B43])/[.B43]" office:value-type="float" office:value="0" calcext:value-type="float">
            <text:p>0</text:p>
          </table:table-cell>
          <table:table-cell table:number-columns-repeated="2" office:value-type="float" office:value="13624" calcext:value-type="float">
            <text:p>13624</text:p>
          </table:table-cell>
          <table:table-cell table:formula="of:=([.F43]-[.E43])/[.E43]" office:value-type="float" office:value="0" calcext:value-type="float">
            <text:p>0</text:p>
          </table:table-cell>
          <table:table-cell office:value-type="float" office:value="23441" calcext:value-type="float">
            <text:p>23441</text:p>
          </table:table-cell>
          <table:table-cell office:value-type="float" office:value="23637" calcext:value-type="float">
            <text:p>23637</text:p>
          </table:table-cell>
          <table:table-cell table:formula="of:=([.I43]-[.H43])/[.H43]" office:value-type="float" office:value="0.00836141802824112" calcext:value-type="float">
            <text:p>0.00836141802824112</text:p>
          </table:table-cell>
        </table:table-row>
        <table:table-row table:style-name="ro1">
          <table:table-cell office:value-type="string" calcext:value-type="string">
            <text:p>115rat575</text:p>
          </table:table-cell>
          <table:table-cell office:value-type="float" office:value="19495" calcext:value-type="float">
            <text:p>19495</text:p>
          </table:table-cell>
          <table:table-cell office:value-type="float" office:value="19312" calcext:value-type="float">
            <text:p>19312</text:p>
          </table:table-cell>
          <table:table-cell table:formula="of:=([.C44]-[.B44])/[.B44]" office:value-type="float" office:value="-0.0093870223134137" calcext:value-type="float">
            <text:p>-0.0093870223134137</text:p>
          </table:table-cell>
          <table:table-cell office:value-type="float" office:value="25985" calcext:value-type="float">
            <text:p>25985</text:p>
          </table:table-cell>
          <table:table-cell office:value-type="float" office:value="25856" calcext:value-type="float">
            <text:p>25856</text:p>
          </table:table-cell>
          <table:table-cell table:formula="of:=([.F44]-[.E44])/[.E44]" office:value-type="float" office:value="-0.00496440253992688" calcext:value-type="float">
            <text:p>-0.00496440253992688</text:p>
          </table:table-cell>
          <table:table-cell office:value-type="float" office:value="28860" calcext:value-type="float">
            <text:p>28860</text:p>
          </table:table-cell>
          <table:table-cell office:value-type="float" office:value="28856" calcext:value-type="float">
            <text:p>28856</text:p>
          </table:table-cell>
          <table:table-cell table:formula="of:=([.I44]-[.H44])/[.H44]" office:value-type="float" office:value="-0.000138600138600139" calcext:value-type="float">
            <text:p>-0.000138600138600139</text:p>
          </table:table-cell>
        </table:table-row>
        <table:table-row table:style-name="ro1">
          <table:table-cell office:value-type="string" calcext:value-type="string">
            <text:p>115u574</text:p>
          </table:table-cell>
          <table:table-cell office:value-type="float" office:value="22701" calcext:value-type="float">
            <text:p>22701</text:p>
          </table:table-cell>
          <table:table-cell office:value-type="float" office:value="22382" calcext:value-type="float">
            <text:p>22382</text:p>
          </table:table-cell>
          <table:table-cell table:formula="of:=([.C45]-[.B45])/[.B45]" office:value-type="float" office:value="-0.0140522443945201" calcext:value-type="float">
            <text:p>-0.0140522443945201</text:p>
          </table:table-cell>
          <table:table-cell office:value-type="float" office:value="28516" calcext:value-type="float">
            <text:p>28516</text:p>
          </table:table-cell>
          <table:table-cell office:value-type="float" office:value="28569" calcext:value-type="float">
            <text:p>28569</text:p>
          </table:table-cell>
          <table:table-cell table:formula="of:=([.F45]-[.E45])/[.E45]" office:value-type="float" office:value="0.00185860569504839" calcext:value-type="float">
            <text:p>0.00185860569504839</text:p>
          </table:table-cell>
          <table:table-cell table:number-columns-repeated="2" office:value-type="float" office:value="28957" calcext:value-type="float">
            <text:p>28957</text:p>
          </table:table-cell>
          <table:table-cell table:formula="of:=([.I45]-[.H45])/[.H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27743" calcext:value-type="float">
            <text:p>27743</text:p>
          </table:table-cell>
          <table:table-cell table:formula="of:=([.C46]-[.B46])/[.B46]" office:value-type="float" office:value="0" calcext:value-type="float">
            <text:p>0</text:p>
          </table:table-cell>
          <table:table-cell office:value-type="float" office:value="30556" calcext:value-type="float">
            <text:p>30556</text:p>
          </table:table-cell>
          <table:table-cell office:value-type="float" office:value="30703" calcext:value-type="float">
            <text:p>30703</text:p>
          </table:table-cell>
          <table:table-cell table:formula="of:=([.F46]-[.E46])/[.E46]" office:value-type="float" office:value="0.00481083911506742" calcext:value-type="float">
            <text:p>0.00481083911506742</text:p>
          </table:table-cell>
          <table:table-cell table:number-columns-repeated="2" office:value-type="float" office:value="32037" calcext:value-type="float">
            <text:p>32037</text:p>
          </table:table-cell>
          <table:table-cell table:formula="of:=([.I46]-[.H46])/[.H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12641" calcext:value-type="float">
            <text:p>12641</text:p>
          </table:table-cell>
          <table:table-cell table:formula="of:=([.C47]-[.B47])/[.B47]" office:value-type="float" office:value="0" calcext:value-type="float">
            <text:p>0</text:p>
          </table:table-cell>
          <table:table-cell office:value-type="float" office:value="27860" calcext:value-type="float">
            <text:p>27860</text:p>
          </table:table-cell>
          <table:table-cell office:value-type="float" office:value="27824" calcext:value-type="float">
            <text:p>27824</text:p>
          </table:table-cell>
          <table:table-cell table:formula="of:=([.F47]-[.E47])/[.E47]" office:value-type="float" office:value="-0.0012921751615219" calcext:value-type="float">
            <text:p>-0.0012921751615219</text:p>
          </table:table-cell>
          <table:table-cell office:value-type="float" office:value="32827" calcext:value-type="float">
            <text:p>32827</text:p>
          </table:table-cell>
          <table:table-cell office:value-type="float" office:value="32811" calcext:value-type="float">
            <text:p>32811</text:p>
          </table:table-cell>
          <table:table-cell table:formula="of:=([.I47]-[.H47])/[.H47]" office:value-type="float" office:value="-0.000487403661620008" calcext:value-type="float">
            <text:p>-0.000487403661620008</text:p>
          </table:table-cell>
        </table:table-row>
        <table:table-row table:style-name="ro1">
          <table:table-cell office:value-type="string" calcext:value-type="string">
            <text:p>145u724</text:p>
          </table:table-cell>
          <table:table-cell office:value-type="float" office:value="26528" calcext:value-type="float">
            <text:p>26528</text:p>
          </table:table-cell>
          <table:table-cell office:value-type="float" office:value="26246" calcext:value-type="float">
            <text:p>26246</text:p>
          </table:table-cell>
          <table:table-cell table:formula="of:=([.C48]-[.B48])/[.B48]" office:value-type="float" office:value="-0.0106302774427021" calcext:value-type="float">
            <text:p>-0.0106302774427021</text:p>
          </table:table-cell>
          <table:table-cell office:value-type="float" office:value="34445" calcext:value-type="float">
            <text:p>34445</text:p>
          </table:table-cell>
          <table:table-cell office:value-type="float" office:value="34243" calcext:value-type="float">
            <text:p>34243</text:p>
          </table:table-cell>
          <table:table-cell table:formula="of:=([.F48]-[.E48])/[.E48]" office:value-type="float" office:value="-0.00586442154158804" calcext:value-type="float">
            <text:p>-0.00586442154158804</text:p>
          </table:table-cell>
          <table:table-cell office:value-type="float" office:value="36417" calcext:value-type="float">
            <text:p>36417</text:p>
          </table:table-cell>
          <table:table-cell office:value-type="float" office:value="36331" calcext:value-type="float">
            <text:p>36331</text:p>
          </table:table-cell>
          <table:table-cell table:formula="of:=([.I48]-[.H48])/[.H48]" office:value-type="float" office:value="-0.00236153444819727" calcext:value-type="float">
            <text:p>-0.00236153444819727</text:p>
          </table:table-cell>
        </table:table-row>
        <table:table-row table:style-name="ro1">
          <table:table-cell office:value-type="string" calcext:value-type="string">
            <text:p>157rat783</text:p>
          </table:table-cell>
          <table:table-cell office:value-type="float" office:value="28089" calcext:value-type="float">
            <text:p>28089</text:p>
          </table:table-cell>
          <table:table-cell office:value-type="float" office:value="28053" calcext:value-type="float">
            <text:p>28053</text:p>
          </table:table-cell>
          <table:table-cell table:formula="of:=([.C49]-[.B49])/[.B49]" office:value-type="float" office:value="-0.00128164049983979" calcext:value-type="float">
            <text:p>-0.00128164049983979</text:p>
          </table:table-cell>
          <table:table-cell office:value-type="float" office:value="36727" calcext:value-type="float">
            <text:p>36727</text:p>
          </table:table-cell>
          <table:table-cell office:value-type="float" office:value="36489" calcext:value-type="float">
            <text:p>36489</text:p>
          </table:table-cell>
          <table:table-cell table:formula="of:=([.F49]-[.E49])/[.E49]" office:value-type="float" office:value="-0.00648024614044164" calcext:value-type="float">
            <text:p>-0.00648024614044164</text:p>
          </table:table-cell>
          <table:table-cell table:number-columns-repeated="2" office:value-type="float" office:value="39517" calcext:value-type="float">
            <text:p>39517</text:p>
          </table:table-cell>
          <table:table-cell table:formula="of:=([.I49]-[.H49])/[.H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40250" calcext:value-type="float">
            <text:p>40250</text:p>
          </table:table-cell>
          <table:table-cell office:value-type="float" office:value="38612" calcext:value-type="float">
            <text:p>38612</text:p>
          </table:table-cell>
          <table:table-cell table:formula="of:=([.C50]-[.B50])/[.B50]" office:value-type="float" office:value="-0.040695652173913" calcext:value-type="float">
            <text:p>-0.040695652173913</text:p>
          </table:table-cell>
          <table:table-cell office:value-type="float" office:value="48574" calcext:value-type="float">
            <text:p>48574</text:p>
          </table:table-cell>
          <table:table-cell office:value-type="float" office:value="48842" calcext:value-type="float">
            <text:p>48842</text:p>
          </table:table-cell>
          <table:table-cell table:formula="of:=([.F50]-[.E50])/[.E50]" office:value-type="float" office:value="0.00551735496356075" calcext:value-type="float">
            <text:p>0.00551735496356075</text:p>
          </table:table-cell>
          <table:table-cell table:number-columns-repeated="2" office:value-type="float" office:value="50583" calcext:value-type="float">
            <text:p>50583</text:p>
          </table:table-cell>
          <table:table-cell table:formula="of:=([.I50]-[.H50])/[.H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47728" calcext:value-type="float">
            <text:p>47728</text:p>
          </table:table-cell>
          <table:table-cell office:value-type="float" office:value="45733" calcext:value-type="float">
            <text:p>45733</text:p>
          </table:table-cell>
          <table:table-cell table:formula="of:=([.C51]-[.B51])/[.B51]" office:value-type="float" office:value="-0.0417993630573248" calcext:value-type="float">
            <text:p>-0.0417993630573248</text:p>
          </table:table-cell>
          <table:table-cell office:value-type="float" office:value="52815" calcext:value-type="float">
            <text:p>52815</text:p>
          </table:table-cell>
          <table:table-cell office:value-type="float" office:value="52863" calcext:value-type="float">
            <text:p>52863</text:p>
          </table:table-cell>
          <table:table-cell table:formula="of:=([.F51]-[.E51])/[.E51]" office:value-type="float" office:value="0.000908832717977847" calcext:value-type="float">
            <text:p>0.000908832717977847</text:p>
          </table:table-cell>
          <table:table-cell office:value-type="float" office:value="53468" calcext:value-type="float">
            <text:p>53468</text:p>
          </table:table-cell>
          <table:table-cell office:value-type="float" office:value="53548" calcext:value-type="float">
            <text:p>53548</text:p>
          </table:table-cell>
          <table:table-cell table:formula="of:=([.I51]-[.H51])/[.H51]" office:value-type="float" office:value="0.00149622203935064" calcext:value-type="float">
            <text:p>0.00149622203935064</text:p>
          </table:table-cell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51972" calcext:value-type="float">
            <text:p>51972</text:p>
          </table:table-cell>
          <table:table-cell office:value-type="float" office:value="51664" calcext:value-type="float">
            <text:p>51664</text:p>
          </table:table-cell>
          <table:table-cell table:formula="of:=([.C52]-[.B52])/[.B52]" office:value-type="float" office:value="-0.0059262679904564" calcext:value-type="float">
            <text:p>-0.0059262679904564</text:p>
          </table:table-cell>
          <table:table-cell office:value-type="float" office:value="54441" calcext:value-type="float">
            <text:p>54441</text:p>
          </table:table-cell>
          <table:table-cell office:value-type="float" office:value="54417" calcext:value-type="float">
            <text:p>54417</text:p>
          </table:table-cell>
          <table:table-cell table:formula="of:=([.F52]-[.E52])/[.E52]" office:value-type="float" office:value="-0.000440844216674933" calcext:value-type="float">
            <text:p>-0.000440844216674933</text:p>
          </table:table-cell>
          <table:table-cell table:number-columns-repeated="2" office:value-type="float" office:value="54712" calcext:value-type="float">
            <text:p>54712</text:p>
          </table:table-cell>
          <table:table-cell table:formula="of:=([.I52]-[.H52])/[.H52]" office:value-type="float" office:value="0" calcext:value-type="float">
            <text:p>0</text:p>
          </table:table-cell>
        </table:table-row>
        <calcext:conditional-formats>
          <calcext:conditional-format calcext:target-range-address="Set2_p2.D2:Set2_p2.D52 Set2_p2.G2:Set2_p2.G52 Set2_p2.J2:Set2_p2.J52">
            <calcext:condition calcext:apply-style-name="Neutral" calcext:value="=0" calcext:base-cell-address="Set2_p2.D2"/>
            <calcext:condition calcext:apply-style-name="Bad" calcext:value="&lt;0" calcext:base-cell-address="Set2_p2.D2"/>
            <calcext:condition calcext:apply-style-name="Good" calcext:value="&gt;0" calcext:base-cell-address="Set2_p2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Mono CJK JP" style:font-size-asian="10pt" style:language-asian="zxx" style:country-asian="none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7:33:48.157634648</meta:creation-date>
    <meta:generator>LibreOffice/7.3.7.2$Linux_X86_64 LibreOffice_project/30$Build-2</meta:generator>
    <dc:date>2025-11-28T17:40:58.492995180</dc:date>
    <meta:editing-duration>PT7M10S</meta:editing-duration>
    <meta:editing-cycles>2</meta:editing-cycles>
    <meta:document-statistic meta:table-count="4" meta:cell-count="2080" meta:object-count="0"/>
  </office:meta>
</office:document-meta>
</file>